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40pt" style:font-size-asian="40pt" style:font-size-complex="40pt"/>
    </style:style>
    <style:style style:name="ce6" style:family="table-cell" style:parent-style-name="Default" style:data-style-name="N14"/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40pt" style:font-size-asian="40pt" style:font-size-complex="40pt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36pt" style:font-size-asian="36pt" style:font-size-complex="36pt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27cm" style:use-optimal-column-width="true"/>
    </style:style>
    <style:style style:name="co7" style:family="table-column">
      <style:table-column-properties fo:break-before="auto" style:column-width="0.608541666666667cm" style:use-optimal-column-width="true"/>
    </style:style>
    <style:style style:name="co8" style:family="table-column">
      <style:table-column-properties fo:break-before="auto" style:column-width="1.48166666666667cm" style:use-optimal-column-width="true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54cm" style:use-optimal-column-width="true"/>
    </style:style>
    <style:style style:name="co11" style:family="table-column">
      <style:table-column-properties fo:break-before="auto" style:column-width="2.48708333333333cm" style:use-optimal-column-width="true"/>
    </style:style>
    <style:style style:name="co12" style:family="table-column">
      <style:table-column-properties fo:break-before="auto" style:column-width="1.79916666666667cm" style:use-optimal-column-width="true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53458333333333cm" style:use-optimal-column-width="true"/>
    </style:style>
    <style:style style:name="co15" style:family="table-column">
      <style:table-column-properties fo:break-before="auto" style:column-width="0.846666666666667cm" style:use-optimal-column-width="true"/>
    </style:style>
    <style:style style:name="co16" style:family="table-column">
      <style:table-column-properties fo:break-before="auto" style:column-width="2.56645833333333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3.06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redmeny_kor" table:style-name="ta1">
        <table:shapes>
          <draw:frame draw:z-index="1" draw:id="id0" draw:style-name="a0" draw:name="Diagram 1" svg:x="7.90618in" svg:y="0.51265in" svg:width="5.14134in" svg:height="3.5468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1">
            <text:p>Kep neve</text:p>
          </table:table-cell>
          <table:table-cell office:value-type="string" table:style-name="ce1">
            <text:p>Dobas ertek</text:p>
          </table:table-cell>
          <table:table-cell office:value-type="string" table:style-name="ce1">
            <text:p>Dobas valos ertek</text:p>
          </table:table-cell>
          <table:table-cell office:value-type="string" table:style-name="ce1">
            <text:p>Különbsé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56.jpg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office:value-type="float" office:value="-20" table:formula="of:=[.B2]-[.C2]" table:style-name="ce1">
            <text:p>-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55.jpg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-15" table:formula="of:=[.B3]-[.C3]" table:style-name="ce1">
            <text:p>-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2.jpg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-4" table:formula="of:=[.B4]-[.C4]" table:style-name="ce1">
            <text:p>-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3.jpg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-3" table:formula="of:=[.B5]-[.C5]" table:style-name="ce1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4.jpg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-3" table:formula="of:=[.B6]-[.C6]" table:style-name="ce1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3.jpg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-1" table:formula="of:=[.B7]-[.C7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8.jpg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-1" table:formula="of:=[.B8]-[.C8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0.jpg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-1" table:formula="of:=[.B9]-[.C9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3.jpg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-1" table:formula="of:=[.B10]-[.C10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5.jpg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-1" table:formula="of:=[.B11]-[.C11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9.jpg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-1" table:formula="of:=[.B12]-[.C12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2.jpg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-1" table:formula="of:=[.B13]-[.C13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4.jpg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-1" table:formula="of:=[.B14]-[.C14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5.jpg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-1" table:formula="of:=[.B15]-[.C15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51.jpg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-1" table:formula="of:=[.B16]-[.C16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1.jpg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[.B17]-[.C17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2.jpg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[.B18]-[.C18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4.jpg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[.B19]-[.C19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5.jpg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0" table:formula="of:=[.B20]-[.C20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7.jpg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[.B21]-[.C21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1.jpg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[.B22]-[.C22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2.jpg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[.B23]-[.C23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4.jp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[.B24]-[.C24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6.jpg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[.B25]-[.C25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7.jpg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[.B26]-[.C26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1.jp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[.B27]-[.C27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2.jpg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[.B28]-[.C28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6.jpg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[.B29]-[.C29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7.jpg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[.B30]-[.C30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8.jpg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[.B31]-[.C31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1.jpg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[.B32]-[.C32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3.jpg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[.B33]-[.C33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5.jpg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[.B34]-[.C34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6.jpg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[.B35]-[.C35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7.jpg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[.B36]-[.C36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8.jpg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[.B37]-[.C37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0.jpg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[.B38]-[.C38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1.jpg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[.B39]-[.C39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3.jpg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[.B40]-[.C40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4.jpg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[.B41]-[.C41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6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42]-[.C42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7.jpg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0" table:formula="of:=[.B43]-[.C43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8.jpg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[.B44]-[.C44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9.jpg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[.B45]-[.C45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50.jp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[.B46]-[.C46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52.jpg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formula="of:=[.B47]-[.C47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53.jpg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[.B48]-[.C48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6.jpg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" table:formula="of:=[.B49]-[.C49]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20.jpg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" table:formula="of:=[.B50]-[.C50]" table:style-name="ce1">
            <text:p>1</text:p>
          </table:table-cell>
          <table:table-cell table:number-columns-repeated="5" table:style-name="ce1"/>
          <table:table-cell table:style-name="ce1">
            <draw:frame draw:z-index="2" draw:id="id1" draw:style-name="a1" draw:name="Diagram 3" svg:x="0.44271in" svg:y="0.09896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1">
            <text:p>./kepek/30.jpg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.B51]-[.C51]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54.jpg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[.B52]-[.C52]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39.jpg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formula="of:=[.B53]-[.C53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18.jpg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3" table:formula="of:=[.B54]-[.C54]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29.jpg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3" table:formula="of:=[.B55]-[.C55]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25.jpg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float" office:value="44" table:formula="of:=[.B56]-[.C56]" table:style-name="ce1">
            <text:p>4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09.jpg</text:p>
          </table:table-cell>
          <table:table-cell office:value-type="float" office:value="121" table:style-name="ce1">
            <text:p>121</text:p>
          </table:table-cell>
          <table:table-cell office:value-type="float" office:value="14" table:style-name="ce1">
            <text:p>14</text:p>
          </table:table-cell>
          <table:table-cell office:value-type="float" office:value="107" table:formula="of:=[.B57]-[.C57]" table:style-name="ce1">
            <text:p>107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Átlag:</text:p>
          </table:table-cell>
          <table:table-cell office:value-type="float" office:value="17.196428571428573" table:formula="of:=AVERAGE([.B2:.B57])" table:style-name="ce2">
            <text:p>17</text:p>
          </table:table-cell>
          <table:table-cell office:value-type="float" office:value="15.267857142857142" table:formula="of:=AVERAGE([.C2:.C57])" table:style-name="ce2">
            <text:p>15</text:p>
          </table:table-cell>
          <table:table-cell office:value-type="float" office:value="1.9285714285714286" table:formula="of:=AVERAGE([.D2:.D57])" table:style-name="ce2">
            <text:p>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table:style-name="ce1">
            <text:p>Medián</text:p>
          </table:table-cell>
          <table:table-cell office:value-type="float" office:value="14" table:formula="of:=MEDIAN([.B2:.B57])" table:style-name="ce2">
            <text:p>14</text:p>
          </table:table-cell>
          <table:table-cell office:value-type="float" office:value="15" table:formula="of:=MEDIAN([.C2:.C57])" table:style-name="ce2">
            <text:p>15</text:p>
          </table:table-cell>
          <table:table-cell office:value-type="float" office:value="0" table:formula="of:=MEDIAN([.D2:.D57])" table:style-name="ce2">
            <text:p>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table:style-name="ce1">
            <text:p>Szórás:</text:p>
          </table:table-cell>
          <table:table-cell office:value-type="float" office:value="17.8655785269858" table:formula="of:=STDEV([.B2:.B57])" table:style-name="ce2">
            <text:p>18</text:p>
          </table:table-cell>
          <table:table-cell office:value-type="float" office:value="10.963561251923361" table:formula="of:=STDEV([.C2:.C57])" table:style-name="ce2">
            <text:p>11</text:p>
          </table:table-cell>
          <table:table-cell office:value-type="float" office:value="15.881214909854567" table:formula="of:=STDEV([.D2:.D57])" table:style-name="ce2">
            <text:p>1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table:style-name="ce3">
            <text:p>&lt; -2</text:p>
          </table:table-cell>
          <table:table-cell office:value-type="percentage" office:value="8.771929824561403E-2" table:formula="of:=COUNTIF([.$D$2:.$D$57];[.E61])/57" table:style-name="ce4">
            <text:p>8,8%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float" office:value="-2" table:style-name="ce3">
            <text:p>-2</text:p>
          </table:table-cell>
          <table:table-cell office:value-type="percentage" office:value="0" table:formula="of:=COUNTIF([.$D$2:.$D$57];[.E62])/57" table:style-name="ce4">
            <text:p>0,0%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float" office:value="-1" table:style-name="ce3">
            <text:p>-1</text:p>
          </table:table-cell>
          <table:table-cell office:value-type="percentage" office:value="0.17543859649122806" table:formula="of:=COUNTIF([.$D$2:.$D$57];[.E63])/57" table:style-name="ce4">
            <text:p>17,5%</text:p>
          </table:table-cell>
          <table:table-cell office:value-type="string" table:number-columns-spanned="1" table:number-rows-spanned="3" table:style-name="ce7">
            <text:p>}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float" office:value="0" table:style-name="ce3">
            <text:p>0</text:p>
          </table:table-cell>
          <table:table-cell office:value-type="percentage" office:value="0.56140350877192979" table:formula="of:=COUNTIF([.$D$2:.$D$57];[.E64])/57" table:style-name="ce4">
            <text:p>56,1%</text:p>
          </table:table-cell>
          <table:covered-table-cell/>
          <table:table-cell office:value-type="percentage" office:value="0.80701754385964908" table:formula="of:=SUM([.F63:.F65])" table:style-name="ce6">
            <text:p>80,70%</text:p>
          </table:table-cell>
          <table:table-cell table:number-columns-repeated="16376"/>
        </table:table-row>
        <table:table-row table:style-name="ro2">
          <table:table-cell table:number-columns-repeated="4"/>
          <table:table-cell office:value-type="float" office:value="1" table:style-name="ce3">
            <text:p>1</text:p>
          </table:table-cell>
          <table:table-cell office:value-type="percentage" office:value="7.0175438596491224E-2" table:formula="of:=COUNTIF([.$D$2:.$D$57];[.E65])/57" table:style-name="ce4">
            <text:p>7,0%</text:p>
          </table:table-cell>
          <table:covered-table-cell/>
          <table:table-cell table:number-columns-repeated="16377"/>
        </table:table-row>
        <table:table-row table:style-name="ro1">
          <table:table-cell table:number-columns-repeated="4"/>
          <table:table-cell office:value-type="float" office:value="2" table:style-name="ce3">
            <text:p>2</text:p>
          </table:table-cell>
          <table:table-cell office:value-type="percentage" office:value="1.7543859649122806E-2" table:formula="of:=COUNTIF([.$D$2:.$D$57];[.E66])/57" table:style-name="ce4">
            <text:p>1,8%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&gt; 2</text:p>
          </table:table-cell>
          <table:table-cell office:value-type="percentage" office:value="7.0175438596491224E-2" table:formula="of:=COUNTIF([.$D$2:.$D$57];[.E67])/57" table:style-name="ce4">
            <text:p>7,0%</text:p>
          </table:table-cell>
          <table:table-cell table:number-columns-repeated="16378" table:style-name="ce1"/>
        </table:table-row>
        <table:table-row table:number-rows-repeated="1048509" table:style-name="ro1">
          <table:table-cell table:number-columns-repeated="16384"/>
        </table:table-row>
      </table:table>
      <table:table table:name="Eredmeny_kocka" table:style-name="ta2">
        <table:shapes>
          <draw:frame draw:z-index="1" draw:id="id2" draw:style-name="a2" draw:name="Diagram 1" svg:x="5.76575in" svg:y="0.70236in" svg:width="5.38228in" svg:height="3.54803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8" table:default-cell-style-name="ce1"/>
        <table:table-column table:style-name="co2" table:number-columns-repeated="3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1">
            <text:p>Kep neve</text:p>
          </table:table-cell>
          <table:table-cell office:value-type="string" table:style-name="ce1">
            <text:p>kocka szama</text:p>
          </table:table-cell>
          <table:table-cell office:value-type="string" table:style-name="ce1">
            <text:p>kocka szama</text:p>
          </table:table-cell>
          <table:table-cell office:value-type="string" table:style-name="ce1">
            <text:p>Külöbsé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1.jpg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-1" table:formula="of:=[.B2]-[.C2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2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3]-[.C3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3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4]-[.C4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4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5]-[.C5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5.jpg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[.B6]-[.C6]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6.jpg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B7]-[.C7]" table:style-name="ce1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7.jpg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B8]-[.C8]" table:style-name="ce1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8.jpg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B9]-[.C9]" table:style-name="ce1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09.jpg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formula="of:=[.B10]-[.C10]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0.jpg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4" table:formula="of:=[.B11]-[.C11]" table:style-name="ce1">
            <text:p>-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1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12]-[.C12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2.jpg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4" table:formula="of:=[.B13]-[.C13]" table:style-name="ce1">
            <text:p>-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3.jpg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B14]-[.C14]" table:style-name="ce1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4.jpg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-1" table:formula="of:=[.B15]-[.C15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5.jpg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-3" table:formula="of:=[.B16]-[.C16]" table:style-name="ce1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6.jpg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-1" table:formula="of:=[.B17]-[.C17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7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18]-[.C18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8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19]-[.C19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19.jpg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[.B20]-[.C20]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0.jpg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B21]-[.C21]" table:style-name="ce1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1.jpg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B22]-[.C22]" table:style-name="ce1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2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23]-[.C23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3.jpg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-1" table:formula="of:=[.B24]-[.C24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4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25]-[.C25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5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26]-[.C26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6.jpg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B27]-[.C27]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7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28]-[.C28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8.jpg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[.B29]-[.C29]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29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30]-[.C30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0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31]-[.C31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1.jpg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-1" table:formula="of:=[.B32]-[.C32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2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33]-[.C33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3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34]-[.C34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4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35]-[.C35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5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36]-[.C36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6.jpg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-1" table:formula="of:=[.B37]-[.C37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7.jpg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[.B38]-[.C38]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8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39]-[.C39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39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40]-[.C40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0.jpg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4" table:formula="of:=[.B41]-[.C41]" table:style-name="ce1">
            <text:p>-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1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42]-[.C42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2.jpg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formula="of:=[.B43]-[.C43]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3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44]-[.C44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4.jpg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-1" table:formula="of:=[.B45]-[.C45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5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46]-[.C46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6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47]-[.C47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7.jpg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-1" table:formula="of:=[.B48]-[.C48]" table:style-name="ce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./kepek/48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49]-[.C49]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49.jpg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0" table:formula="of:=[.B50]-[.C50]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50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51]-[.C51]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51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B52]-[.C52]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52.jpg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B53]-[.C53]" table:style-name="ce1">
            <text:p>-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53.jpg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B54]-[.C54]" table:style-name="ce1">
            <text:p>-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54.jpg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[.B55]-[.C55]" table:style-name="ce1">
            <text:p>1</text:p>
          </table:table-cell>
          <table:table-cell table:number-columns-repeated="6" table:style-name="ce1"/>
          <table:table-cell table:style-name="ce1">
            <draw:frame draw:z-index="2" draw:id="id3" draw:style-name="a3" draw:name="Diagram 2" svg:x="0.57812in" svg:y="0.08854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1">
            <text:p>./kepek/55.jpg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B56]-[.C56]" table:style-name="ce1">
            <text:p>-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./kepek/56.jpg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-21" table:formula="of:=[.B57]-[.C57]" table:style-name="ce1">
            <text:p>-21</text:p>
          </table:table-cell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Átlag:</text:p>
          </table:table-cell>
          <table:table-cell office:value-type="float" office:value="3.6607142857142856" table:formula="of:=AVERAGE([.B2:.B57])" table:style-name="ce2">
            <text:p>4</text:p>
          </table:table-cell>
          <table:table-cell office:value-type="float" office:value="4.3035714285714288" table:formula="of:=AVERAGE([.C2:.C1048576])" table:style-name="ce2">
            <text:p>4</text:p>
          </table:table-cell>
          <table:table-cell office:value-type="float" office:value="-0.6428571428571429" table:formula="of:=AVERAGE([.D2:.D57])" table:style-name="ce2">
            <text:p>-1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Medián</text:p>
          </table:table-cell>
          <table:table-cell office:value-type="float" office:value="4" table:formula="of:=MEDIAN([.B2:.B57])" table:style-name="ce2">
            <text:p>4</text:p>
          </table:table-cell>
          <table:table-cell office:value-type="float" office:value="4" table:formula="of:=MEDIAN([.C2:.C1048576])" table:style-name="ce2">
            <text:p>4</text:p>
          </table:table-cell>
          <table:table-cell office:value-type="float" office:value="0" table:formula="of:=MEDIAN([.D2:.D57])" table:style-name="ce2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Szórás:</text:p>
          </table:table-cell>
          <table:table-cell office:value-type="float" office:value="2.1848801565992813" table:formula="of:=STDEV([.B2:.B57])" table:style-name="ce2">
            <text:p>2</text:p>
          </table:table-cell>
          <table:table-cell office:value-type="float" office:value="2.2797100521947793" table:formula="of:=STDEV([.C2:.C1048576])" table:style-name="ce2">
            <text:p>2</text:p>
          </table:table-cell>
          <table:table-cell office:value-type="float" office:value="3.4872681229063764" table:formula="of:=STDEV([.D2:.D57])" table:style-name="ce2">
            <text:p>3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"/>
          <table:table-cell office:value-type="string" table:style-name="ce3">
            <text:p>&lt; -2</text:p>
          </table:table-cell>
          <table:table-cell office:value-type="percentage" office:value="8.771929824561403E-2" table:formula="of:=COUNTIF([.$D$2:.$D$57];[.F61])/57" table:style-name="ce4">
            <text:p>8,8%</text:p>
          </table:table-cell>
          <table:table-cell table:style-name="ce6"/>
          <table:table-cell table:number-columns-repeated="2" table:style-name="ce1"/>
          <table:table-cell office:value-type="percentage" office:value="0.56140350877192979" table:formula="of:=1-[.G64]" table:style-name="ce4">
            <text:p>56,1%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office:value-type="float" office:value="-2" table:style-name="ce3">
            <text:p>-2</text:p>
          </table:table-cell>
          <table:table-cell office:value-type="percentage" office:value="0.15789473684210525" table:formula="of:=COUNTIF([.$D$2:.$D$57];[.F62])/57" table:style-name="ce4">
            <text:p>15,8%</text:p>
          </table:table-cell>
          <table:table-cell table:style-name="ce6"/>
          <table:table-cell table:number-columns-repeated="16376" table:style-name="ce1"/>
        </table:table-row>
        <table:table-row table:style-name="ro3">
          <table:table-cell table:number-columns-repeated="5" table:style-name="ce1"/>
          <table:table-cell office:value-type="float" office:value="-1" table:style-name="ce9">
            <text:p>-1</text:p>
          </table:table-cell>
          <table:table-cell office:value-type="percentage" office:value="0.14035087719298245" table:formula="of:=COUNTIF([.$D$2:.$D$57];[.F63])/57" table:style-name="ce8">
            <text:p>14,0%</text:p>
          </table:table-cell>
          <table:table-cell office:value-type="string" table:number-columns-spanned="1" table:number-rows-spanned="3" table:style-name="ce10">
            <text:p>}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table:number-columns-repeated="5" table:style-name="ce1"/>
          <table:table-cell office:value-type="float" office:value="0" table:style-name="ce3">
            <text:p>0</text:p>
          </table:table-cell>
          <table:table-cell office:value-type="percentage" office:value="0.43859649122807015" table:formula="of:=COUNTIF([.$D$2:.$D$57];[.F64])/57" table:style-name="ce4">
            <text:p>43,9%</text:p>
          </table:table-cell>
          <table:covered-table-cell/>
          <table:table-cell office:value-type="percentage" office:value="0.66666666666666674" table:formula="of:=SUM([.G63:.G65])" table:style-name="ce6">
            <text:p>66,67%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office:value-type="float" office:value="1" table:style-name="ce3">
            <text:p>1</text:p>
          </table:table-cell>
          <table:table-cell office:value-type="percentage" office:value="8.771929824561403E-2" table:formula="of:=COUNTIF([.$D$2:.$D$57];[.F65])/57" table:style-name="ce4">
            <text:p>8,8%</text:p>
          </table:table-cell>
          <table:covered-table-cell/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2" table:style-name="ce3">
            <text:p>2</text:p>
          </table:table-cell>
          <table:table-cell office:value-type="percentage" office:value="1.7543859649122806E-2" table:formula="of:=COUNTIF([.$D$2:.$D$57];[.F66])/57" table:style-name="ce4">
            <text:p>1,8%</text:p>
          </table:table-cell>
          <table:table-cell table:style-name="ce6"/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string" table:style-name="ce3">
            <text:p>&gt; 2</text:p>
          </table:table-cell>
          <table:table-cell office:value-type="percentage" office:value="5.2631578947368418E-2" table:formula="of:=COUNTIF([.$D$2:.$D$57];[.F67])/57" table:style-name="ce4">
            <text:p>5,3%</text:p>
          </table:table-cell>
          <table:table-cell table:style-name="ce6"/>
          <table:table-cell table:number-columns-repeated="3" table:style-name="ce1"/>
          <table:table-cell office:value-type="percentage" office:value="0.158" table:style-name="ce4">
            <text:p>15,8%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number-columns-repeated="6" table:style-name="ce1"/>
          <table:table-cell office:value-type="percentage" office:value="7.0000000000000007E-2" table:style-name="ce4">
            <text:p>7,0%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number-columns-repeated="6" table:style-name="ce1"/>
          <table:table-cell office:value-type="percentage" office:value="0.158" table:style-name="ce4">
            <text:p>15,8%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number-columns-repeated="6" table:style-name="ce1"/>
          <table:table-cell office:value-type="percentage" office:value="0.38600000000000001" table:style-name="ce4">
            <text:p>38,6%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number-columns-repeated="6" table:style-name="ce1"/>
          <table:table-cell office:value-type="percentage" office:value="7.0000000000000007E-2" table:style-name="ce4">
            <text:p>7,0%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number-columns-repeated="6" table:style-name="ce1"/>
          <table:table-cell office:value-type="percentage" office:value="5.2999999999999999E-2" table:style-name="ce4">
            <text:p>5,3%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number-columns-repeated="6" table:style-name="ce1"/>
          <table:table-cell office:value-type="percentage" office:value="8.7999999999999995E-2" table:style-name="ce4">
            <text:p>8,8%</text:p>
          </table:table-cell>
          <table:table-cell table:number-columns-repeated="16372"/>
        </table:table-row>
        <table:table-row table:number-rows-repeated="1048503" table:style-name="ro1">
          <table:table-cell table:number-columns-repeated="16384"/>
        </table:table-row>
      </table:table>
      <table:table table:name="segéd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16381" table:default-cell-style-name="ce1"/>
        <table:table-row table:style-name="ro1">
          <table:table-cell office:value-type="string" table:style-name="ce1">
            <text:p>Kep neve<text:s/></text:p>
          </table:table-cell>
          <table:table-cell office:value-type="string" table:style-name="ce1">
            <text:p><text:s/>Dobas ertek</text:p>
          </table:table-cell>
          <table:table-cell office:value-type="string" table:style-name="ce1">
            <text:p>kocka sza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01.jpg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02.jpg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03.jpg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04.jpg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05.jpg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06.jpg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07.jpg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08.jpg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09.jpg</text:p>
          </table:table-cell>
          <table:table-cell office:value-type="float" office:value="121" table:style-name="ce1">
            <text:p>12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10.jpg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11.jpg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12.jpg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13.jpg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14.jpg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15.jpg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16.jpg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17.jpg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18.jpg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19.jpg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20.jpg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21.jpg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22.jpg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23.jpg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24.jpg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25.jpg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26.jpg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27.jpg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28.jpg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29.jpg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30.jpg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31.jpg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32.jpg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33.jpg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34.jpg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35.jpg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36.jpg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37.jpg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38.jpg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39.jpg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40.jpg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41.jpg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42.jpg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43.jpg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44.jpg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45.jpg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46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47.jpg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48.jpg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49.jpg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50.jpg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51.jpg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52.jpg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53.jpg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54.jpg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55.jpg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/kepek/56.jpg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19" table:style-name="ro1">
          <table:table-cell table:number-columns-repeated="16384"/>
        </table:table-row>
      </table:table>
      <table:database-ranges>
        <table:database-range table:target-range-address="Eredmeny_kocka.C1:Eredmeny_kocka.C1048576" table:name="__Anonymous_Sheet_DB__0">
          <table:sort>
            <table:sort-by table:field-number="0" table:order="descending"/>
          </table:sort>
        </table:database-range>
        <table:database-range table:target-range-address="segéd.A1:segéd.C57" table:name="__Anonymous_Sheet_DB__2" table:display-filter-buttons="true">
          <table:sort>
            <table:sort-by table:field-number="0"/>
          </table:sort>
        </table:database-range>
        <table:database-range table:target-range-address="Eredmeny_kor.A1:Eredmeny_kor.D6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Oldal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Oldal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Galgóczi Áron</dc:creator>
    <meta:creation-date>2020-12-21T14:09:30Z</meta:creation-date>
    <dc:date>2020-12-21T15:20:10Z</dc:date>
    <meta:editing-cycles>12</meta:editing-cycles>
    <meta:editing-duration>PT1162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38P0">
      <style:graphic-properties draw:fill="solid" draw:fill-color="#004586" draw:opacity="100%" draw:stroke="none"/>
    </style:style>
    <style:style style:family="chart" style:name="G0S38P1">
      <style:graphic-properties draw:fill="solid" draw:fill-color="#ff420e" draw:opacity="100%" draw:stroke="none"/>
    </style:style>
    <style:style style:family="chart" style:name="G0S52P0">
      <style:graphic-properties draw:fill="solid" draw:fill-color="#004586" draw:opacity="100%" draw:stroke="none"/>
    </style:style>
    <style:style style:family="chart" style:name="G0S52P1">
      <style:graphic-properties draw:fill="solid" draw:fill-color="#ff420e" draw:opacity="100%" draw:stroke="none"/>
    </style:style>
    <style:style style:family="chart" style:name="G0S1P0">
      <style:graphic-properties draw:fill="solid" draw:fill-color="#004586" draw:opacity="100%" draw:stroke="none"/>
    </style:style>
    <style:style style:family="chart" style:name="G0S1P1">
      <style:graphic-properties draw:fill="solid" draw:fill-color="#ff420e" draw:opacity="100%" draw:stroke="none"/>
    </style:style>
    <style:style style:family="chart" style:name="G0S49P0">
      <style:graphic-properties draw:fill="solid" draw:fill-color="#004586" draw:opacity="100%" draw:stroke="none"/>
    </style:style>
    <style:style style:family="chart" style:name="G0S49P1">
      <style:graphic-properties draw:fill="solid" draw:fill-color="#ff420e" draw:opacity="100%" draw:stroke="none"/>
    </style:style>
    <style:style style:family="chart" style:name="G0S15P0">
      <style:graphic-properties draw:fill="solid" draw:fill-color="#004586" draw:opacity="100%" draw:stroke="none"/>
    </style:style>
    <style:style style:family="chart" style:name="G0S15P1">
      <style:graphic-properties draw:fill="solid" draw:fill-color="#ff420e" draw:opacity="100%" draw:stroke="none"/>
    </style:style>
    <style:style style:family="chart" style:name="G0S26P0">
      <style:graphic-properties draw:fill="solid" draw:fill-color="#004586" draw:opacity="100%" draw:stroke="none"/>
    </style:style>
    <style:style style:family="chart" style:name="G0S40P0">
      <style:graphic-properties draw:fill="solid" draw:fill-color="#004586" draw:opacity="100%" draw:stroke="none"/>
    </style:style>
    <style:style style:family="chart" style:name="G0S26P1">
      <style:graphic-properties draw:fill="solid" draw:fill-color="#ff420e" draw:opacity="100%" draw:stroke="none"/>
    </style:style>
    <style:style style:family="chart" style:name="G0S40P1">
      <style:graphic-properties draw:fill="solid" draw:fill-color="#ff420e" draw:opacity="100%" draw:stroke="none"/>
    </style:style>
    <style:style style:family="chart" style:name="G0S9P0">
      <style:graphic-properties draw:fill="solid" draw:fill-color="#004586" draw:opacity="100%" draw:stroke="none"/>
    </style:style>
    <style:style style:family="chart" style:name="G0S9P1">
      <style:graphic-properties draw:fill="solid" draw:fill-color="#ff420e" draw:opacity="100%" draw:stroke="none"/>
    </style:style>
    <style:style style:family="chart" style:name="G0S37P0">
      <style:graphic-properties draw:fill="solid" draw:fill-color="#004586" draw:opacity="100%" draw:stroke="none"/>
    </style:style>
    <style:style style:family="chart" style:name="G0S37P1">
      <style:graphic-properties draw:fill="solid" draw:fill-color="#ff420e" draw:opacity="100%" draw:stroke="none"/>
    </style:style>
    <style:style style:family="chart" style:name="G0S51P0">
      <style:graphic-properties draw:fill="solid" draw:fill-color="#004586" draw:opacity="100%" draw:stroke="none"/>
    </style:style>
    <style:style style:family="chart" style:name="G0S51P1">
      <style:graphic-properties draw:fill="solid" draw:fill-color="#ff420e" draw:opacity="100%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48P0">
      <style:graphic-properties draw:fill="solid" draw:fill-color="#004586" draw:opacity="100%" draw:stroke="none"/>
    </style:style>
    <style:style style:family="chart" style:name="G0S48P1">
      <style:graphic-properties draw:fill="solid" draw:fill-color="#ff420e" draw:opacity="100%" draw:stroke="none"/>
    </style:style>
    <style:style style:family="chart" style:name="G0S14P0">
      <style:graphic-properties draw:fill="solid" draw:fill-color="#004586" draw:opacity="100%" draw:stroke="none"/>
    </style:style>
    <style:style style:family="chart" style:name="G0S14P1">
      <style:graphic-properties draw:fill="solid" draw:fill-color="#ff420e" draw:opacity="100%" draw:stroke="none"/>
    </style:style>
    <style:style style:family="chart" style:name="G0S25P0">
      <style:graphic-properties draw:fill="solid" draw:fill-color="#004586" draw:opacity="100%" draw:stroke="none"/>
    </style:style>
    <style:style style:family="chart" style:name="G0S25P1">
      <style:graphic-properties draw:fill="solid" draw:fill-color="#ff420e" draw:opacity="100%" draw:stroke="none"/>
    </style:style>
    <style:style style:family="chart" style:name="G0S8P0">
      <style:graphic-properties draw:fill="solid" draw:fill-color="#004586" draw:opacity="100%" draw:stroke="none"/>
    </style:style>
    <style:style style:family="chart" style:name="G0S8P1">
      <style:graphic-properties draw:fill="solid" draw:fill-color="#ff420e" draw:opacity="100%" draw:stroke="none"/>
    </style:style>
    <style:style style:family="chart" style:name="G0S36P0">
      <style:graphic-properties draw:fill="solid" draw:fill-color="#004586" draw:opacity="100%" draw:stroke="none"/>
    </style:style>
    <style:style style:family="chart" style:name="G0S36P1">
      <style:graphic-properties draw:fill="solid" draw:fill-color="#ff420e" draw:opacity="100%" draw:stroke="none"/>
    </style:style>
    <style:style style:family="chart" style:name="G0S50P0">
      <style:graphic-properties draw:fill="solid" draw:fill-color="#004586" draw:opacity="100%" draw:stroke="none"/>
    </style:style>
    <style:style style:family="chart" style:name="G0S50P1">
      <style:graphic-properties draw:fill="solid" draw:fill-color="#ff420e" draw:opacity="100%" draw:stroke="none"/>
    </style:style>
    <style:style style:family="chart" style:name="G0S47P0">
      <style:graphic-properties draw:fill="solid" draw:fill-color="#004586" draw:opacity="100%" draw:stroke="none"/>
    </style:style>
    <style:style style:family="chart" style:name="G0S47P1">
      <style:graphic-properties draw:fill="solid" draw:fill-color="#ff420e" draw:opacity="100%" draw:stroke="none"/>
    </style:style>
    <style:style style:family="chart" style:name="G0S13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P1"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P0">
      <style:graphic-properties draw:fill="solid" draw:fill-color="#004586" draw:opacity="100%" draw:stroke="none"/>
    </style:style>
    <style:style style:family="chart" style:name="G0S10">
      <style:chart-properties chart:symbol-type="none" chart:connect-bars="false" chart:pie-offset="0" chart:solid-type="cuboid"/>
      <style:graphic-properties draw:fill="solid" draw:fill-color="#4476a3" draw:opacity="100%" draw:stroke="none"/>
    </style:style>
    <style:style style:family="chart" style:name="G0S24P1">
      <style:graphic-properties draw:fill="solid" draw:fill-color="#ff420e" draw:opacity="100%" draw:stroke="none"/>
    </style:style>
    <style:style style:family="chart" style:name="G0S11">
      <style:chart-properties chart:symbol-type="none" chart:connect-bars="false" chart:pie-offset="0" chart:solid-type="cuboid"/>
      <style:graphic-properties draw:fill="solid" draw:fill-color="#548434" draw:opacity="100%" draw:stroke="none"/>
    </style:style>
    <style:style style:family="chart" style:name="G0S12">
      <style:chart-properties chart:symbol-type="none" chart:connect-bars="false" chart:pie-offset="0" chart:solid-type="cuboid"/>
      <style:graphic-properties draw:fill="solid" draw:fill-color="#385fa5" draw:opacity="100%" draw:stroke="none"/>
    </style:style>
    <style:style style:family="chart" style:name="G0S7P0">
      <style:graphic-properties draw:fill="solid" draw:fill-color="#004586" draw:opacity="100%" draw:stroke="none"/>
    </style:style>
    <style:style style:family="chart" style:name="G0S13">
      <style:chart-properties chart:symbol-type="none" chart:connect-bars="false" chart:pie-offset="0" chart:solid-type="cuboid"/>
      <style:graphic-properties draw:fill="solid" draw:fill-color="#c86828" draw:opacity="100%" draw:stroke="none"/>
    </style:style>
    <style:style style:family="chart" style:name="G0S7P1">
      <style:graphic-properties draw:fill="solid" draw:fill-color="#ff420e" draw:opacity="100%" draw:stroke="none"/>
    </style:style>
    <style:style style:family="chart" style:name="G0S14">
      <style:chart-properties chart:symbol-type="none" chart:connect-bars="false" chart:pie-offset="0" chart:solid-type="cuboid"/>
      <style:graphic-properties draw:fill="solid" draw:fill-color="#8a8a8a" draw:opacity="100%" draw:stroke="none"/>
    </style:style>
    <style:style style:family="chart" style:name="G0S15">
      <style:chart-properties chart:symbol-type="none" chart:connect-bars="false" chart:pie-offset="0" chart:solid-type="cuboid"/>
      <style:graphic-properties draw:fill="solid" draw:fill-color="#d7a100" draw:opacity="100%" draw:stroke="none"/>
    </style:style>
    <style:style style:family="chart" style:name="G0S16">
      <style:chart-properties chart:symbol-type="none" chart:connect-bars="false" chart:pie-offset="0" chart:solid-type="cuboid"/>
      <style:graphic-properties draw:fill="solid" draw:fill-color="#4b82b3" draw:opacity="100%" draw:stroke="none"/>
    </style:style>
    <style:style style:family="chart" style:name="G0S17">
      <style:chart-properties chart:symbol-type="none" chart:connect-bars="false" chart:pie-offset="0" chart:solid-type="cuboid"/>
      <style:graphic-properties draw:fill="solid" draw:fill-color="#5d913a" draw:opacity="100%" draw:stroke="none"/>
    </style:style>
    <style:style style:family="chart" style:name="G0S35P0">
      <style:graphic-properties draw:fill="solid" draw:fill-color="#004586" draw:opacity="100%" draw:stroke="none"/>
    </style:style>
    <style:style style:family="chart" style:name="G0S18">
      <style:chart-properties chart:symbol-type="none" chart:connect-bars="false" chart:pie-offset="0" chart:solid-type="cuboid"/>
      <style:graphic-properties draw:fill="solid" draw:fill-color="#3d67b1" draw:opacity="100%" draw:stroke="none"/>
    </style:style>
    <style:style style:family="chart" style:name="G0S35P1">
      <style:graphic-properties draw:fill="solid" draw:fill-color="#ff420e" draw:opacity="100%" draw:stroke="none"/>
    </style:style>
    <style:style style:family="chart" style:name="G0S19">
      <style:chart-properties chart:symbol-type="none" chart:connect-bars="false" chart:pie-offset="0" chart:solid-type="cuboid"/>
      <style:graphic-properties draw:fill="solid" draw:fill-color="#d7712b" draw:opacity="100%" draw:stroke="none"/>
    </style:style>
    <style:style style:family="chart" style:name="G0S46P0">
      <style:graphic-properties draw:fill="solid" draw:fill-color="#004586" draw:opacity="100%" draw:stroke="none"/>
    </style:style>
    <style:style style:family="chart" style:name="G0S46P1">
      <style:graphic-properties draw:fill="solid" draw:fill-color="#ff420e" draw:opacity="100%" draw:stroke="none"/>
    </style:style>
    <style:style style:family="chart" style:name="G0S12P0">
      <style:graphic-properties draw:fill="solid" draw:fill-color="#004586" draw:opacity="100%" draw:stroke="none"/>
    </style:style>
    <style:style style:family="chart" style:name="G0S12P1">
      <style:graphic-properties draw:fill="solid" draw:fill-color="#ff420e" draw:opacity="100%" draw:stroke="none"/>
    </style:style>
    <style:style style:family="chart" style:name="G0S23P0">
      <style:graphic-properties draw:fill="solid" draw:fill-color="#004586" draw:opacity="100%" draw:stroke="none"/>
    </style:style>
    <style:style style:family="chart" style:name="G0S23P1">
      <style:graphic-properties draw:fill="solid" draw:fill-color="#ff420e" draw:opacity="100%" draw:stroke="none"/>
    </style:style>
    <style:style style:family="chart" style:name="G0S6P0">
      <style:graphic-properties draw:fill="solid" draw:fill-color="#004586" draw:opacity="100%" draw:stroke="none"/>
    </style:style>
    <style:style style:family="chart" style:name="G0S6P1">
      <style:graphic-properties draw:fill="solid" draw:fill-color="#ff420e" draw:opacity="100%" draw:stroke="none"/>
    </style:style>
    <style:style style:family="chart" style:name="G0S20">
      <style:chart-properties chart:symbol-type="none" chart:connect-bars="false" chart:pie-offset="0" chart:solid-type="cuboid"/>
      <style:graphic-properties draw:fill="solid" draw:fill-color="#959595" draw:opacity="100%" draw:stroke="none"/>
    </style:style>
    <style:style style:family="chart" style:name="G0S21">
      <style:chart-properties chart:symbol-type="none" chart:connect-bars="false" chart:pie-offset="0" chart:solid-type="cuboid"/>
      <style:graphic-properties draw:fill="solid" draw:fill-color="#e7ae00" draw:opacity="100%" draw:stroke="none"/>
    </style:style>
    <style:style style:family="chart" style:name="G0S34P0">
      <style:graphic-properties draw:fill="solid" draw:fill-color="#004586" draw:opacity="100%" draw:stroke="none"/>
    </style:style>
    <style:style style:family="chart" style:name="G0S22">
      <style:chart-properties chart:symbol-type="none" chart:connect-bars="false" chart:pie-offset="0" chart:solid-type="cuboid"/>
      <style:graphic-properties draw:fill="solid" draw:fill-color="#528cc1" draw:opacity="100%" draw:stroke="none"/>
    </style:style>
    <style:style style:family="chart" style:name="G0S34P1">
      <style:graphic-properties draw:fill="solid" draw:fill-color="#ff420e" draw:opacity="100%" draw:stroke="none"/>
    </style:style>
    <style:style style:family="chart" style:name="G0S23">
      <style:chart-properties chart:symbol-type="none" chart:connect-bars="false" chart:pie-offset="0" chart:solid-type="cuboid"/>
      <style:graphic-properties draw:fill="solid" draw:fill-color="#659c3f" draw:opacity="100%" draw:stroke="none"/>
    </style:style>
    <style:style style:family="chart" style:name="G0S24">
      <style:chart-properties chart:symbol-type="none" chart:connect-bars="false" chart:pie-offset="0" chart:solid-type="cuboid"/>
      <style:graphic-properties draw:fill="solid" draw:fill-color="#426ebe" draw:opacity="100%" draw:stroke="none"/>
    </style:style>
    <style:style style:family="chart" style:name="G0S25">
      <style:chart-properties chart:symbol-type="none" chart:connect-bars="false" chart:pie-offset="0" chart:solid-type="cuboid"/>
      <style:graphic-properties draw:fill="solid" draw:fill-color="#e6792f" draw:opacity="100%" draw:stroke="none"/>
    </style:style>
    <style:style style:family="chart" style:name="G0S26">
      <style:chart-properties chart:symbol-type="none" chart:connect-bars="false" chart:pie-offset="0" chart:solid-type="cuboid"/>
      <style:graphic-properties draw:fill="solid" draw:fill-color="#a0a0a0" draw:opacity="100%" draw:stroke="none"/>
    </style:style>
    <style:style style:family="chart" style:name="G0S27">
      <style:chart-properties chart:symbol-type="none" chart:connect-bars="false" chart:pie-offset="0" chart:solid-type="cuboid"/>
      <style:graphic-properties draw:fill="solid" draw:fill-color="#f7ba00" draw:opacity="100%" draw:stroke="none"/>
    </style:style>
    <style:style style:family="chart" style:name="G0S28">
      <style:chart-properties chart:symbol-type="none" chart:connect-bars="false" chart:pie-offset="0" chart:solid-type="cuboid"/>
      <style:graphic-properties draw:fill="solid" draw:fill-color="#5896ce" draw:opacity="100%" draw:stroke="none"/>
    </style:style>
    <style:style style:family="chart" style:name="G0S29">
      <style:chart-properties chart:symbol-type="none" chart:connect-bars="false" chart:pie-offset="0" chart:solid-type="cuboid"/>
      <style:graphic-properties draw:fill="solid" draw:fill-color="#6ca744" draw:opacity="100%" draw:stroke="none"/>
    </style:style>
    <style:style style:family="chart" style:name="G0S45P0">
      <style:graphic-properties draw:fill="solid" draw:fill-color="#004586" draw:opacity="100%" draw:stroke="none"/>
    </style:style>
    <style:style style:family="chart" style:name="G0S45P1">
      <style:graphic-properties draw:fill="solid" draw:fill-color="#ff420e" draw:opacity="100%" draw:stroke="none"/>
    </style:style>
    <style:style style:family="chart" style:name="G0S11P0">
      <style:graphic-properties draw:fill="solid" draw:fill-color="#004586" draw:opacity="100%" draw:stroke="none"/>
    </style:style>
    <style:style style:family="chart" style:name="G0S11P1">
      <style:graphic-properties draw:fill="solid" draw:fill-color="#ff420e" draw:opacity="100%" draw:stroke="none"/>
    </style:style>
    <style:style style:family="chart" style:name="G0S22P0">
      <style:graphic-properties draw:fill="solid" draw:fill-color="#004586" draw:opacity="100%" draw:stroke="none"/>
    </style:style>
    <style:style style:family="chart" style:name="G0S22P1">
      <style:graphic-properties draw:fill="solid" draw:fill-color="#ff420e" draw:opacity="100%" draw:stroke="none"/>
    </style:style>
    <style:style style:family="chart" style:name="G0S5P0">
      <style:graphic-properties draw:fill="solid" draw:fill-color="#004586" draw:opacity="100%" draw:stroke="none"/>
    </style:style>
    <style:style style:family="chart" style:name="G0S5P1">
      <style:graphic-properties draw:fill="solid" draw:fill-color="#ff420e" draw:opacity="100%" draw:stroke="none"/>
    </style:style>
    <style:style style:family="chart" style:name="G0S19P0">
      <style:graphic-properties draw:fill="solid" draw:fill-color="#004586" draw:opacity="100%" draw:stroke="none"/>
    </style:style>
    <style:style style:family="chart" style:name="G0S19P1">
      <style:graphic-properties draw:fill="solid" draw:fill-color="#ff420e" draw:opacity="100%" draw:stroke="none"/>
    </style:style>
    <style:style style:family="chart" style:name="G0S33P0">
      <style:graphic-properties draw:fill="solid" draw:fill-color="#004586" draw:opacity="100%" draw:stroke="none"/>
    </style:style>
    <style:style style:family="chart" style:name="G0S33P1">
      <style:graphic-properties draw:fill="solid" draw:fill-color="#ff420e" draw:opacity="100%" draw:stroke="none"/>
    </style:style>
    <style:style style:family="chart" style:name="G0S30">
      <style:chart-properties chart:symbol-type="none" chart:connect-bars="false" chart:pie-offset="0" chart:solid-type="cuboid"/>
      <style:graphic-properties draw:fill="solid" draw:fill-color="#5f81c8" draw:opacity="100%" draw:stroke="none"/>
    </style:style>
    <style:style style:family="chart" style:name="G0S31">
      <style:chart-properties chart:symbol-type="none" chart:connect-bars="false" chart:pie-offset="0" chart:solid-type="cuboid"/>
      <style:graphic-properties draw:fill="solid" draw:fill-color="#ee8a54" draw:opacity="100%" draw:stroke="none"/>
    </style:style>
    <style:style style:family="chart" style:name="G0S32">
      <style:chart-properties chart:symbol-type="none" chart:connect-bars="false" chart:pie-offset="0" chart:solid-type="cuboid"/>
      <style:graphic-properties draw:fill="solid" draw:fill-color="#acacac" draw:opacity="100%" draw:stroke="none"/>
    </style:style>
    <style:style style:family="chart" style:name="G0S44P0">
      <style:graphic-properties draw:fill="solid" draw:fill-color="#004586" draw:opacity="100%" draw:stroke="none"/>
    </style:style>
    <style:style style:family="chart" style:name="G0S33">
      <style:chart-properties chart:symbol-type="none" chart:connect-bars="false" chart:pie-offset="0" chart:solid-type="cuboid"/>
      <style:graphic-properties draw:fill="solid" draw:fill-color="#ffc545" draw:opacity="100%" draw:stroke="none"/>
    </style:style>
    <style:style style:family="chart" style:name="G0S44P1">
      <style:graphic-properties draw:fill="solid" draw:fill-color="#ff420e" draw:opacity="100%" draw:stroke="none"/>
    </style:style>
    <style:style style:family="chart" style:name="G0S34">
      <style:chart-properties chart:symbol-type="none" chart:connect-bars="false" chart:pie-offset="0" chart:solid-type="cuboid"/>
      <style:graphic-properties draw:fill="solid" draw:fill-color="#6fa3d8" draw:opacity="100%" draw:stroke="none"/>
    </style:style>
    <style:style style:family="chart" style:name="G0S10P0">
      <style:graphic-properties draw:fill="solid" draw:fill-color="#004586" draw:opacity="100%" draw:stroke="none"/>
    </style:style>
    <style:style style:family="chart" style:name="G0S35">
      <style:chart-properties chart:symbol-type="none" chart:connect-bars="false" chart:pie-offset="0" chart:solid-type="cuboid"/>
      <style:graphic-properties draw:fill="solid" draw:fill-color="#7fb361" draw:opacity="100%" draw:stroke="none"/>
    </style:style>
    <style:style style:family="chart" style:name="G0S10P1">
      <style:graphic-properties draw:fill="solid" draw:fill-color="#ff420e" draw:opacity="100%" draw:stroke="none"/>
    </style:style>
    <style:style style:family="chart" style:name="G0S36">
      <style:chart-properties chart:symbol-type="none" chart:connect-bars="false" chart:pie-offset="0" chart:solid-type="cuboid"/>
      <style:graphic-properties draw:fill="solid" draw:fill-color="#869bd1" draw:opacity="100%" draw:stroke="none"/>
    </style:style>
    <style:style style:family="chart" style:name="G0S37">
      <style:chart-properties chart:symbol-type="none" chart:connect-bars="false" chart:pie-offset="0" chart:solid-type="cuboid"/>
      <style:graphic-properties draw:fill="solid" draw:fill-color="#f1a180" draw:opacity="100%" draw:stroke="none"/>
    </style:style>
    <style:style style:family="chart" style:name="G0S38">
      <style:chart-properties chart:symbol-type="none" chart:connect-bars="false" chart:pie-offset="0" chart:solid-type="cuboid"/>
      <style:graphic-properties draw:fill="solid" draw:fill-color="#bbbbbb" draw:opacity="100%" draw:stroke="none"/>
    </style:style>
    <style:style style:family="chart" style:name="G0S39">
      <style:chart-properties chart:symbol-type="none" chart:connect-bars="false" chart:pie-offset="0" chart:solid-type="cuboid"/>
      <style:graphic-properties draw:fill="solid" draw:fill-color="#ffce79" draw:opacity="100%" draw:stroke="none"/>
    </style:style>
    <style:style style:family="chart" style:name="G0S55P0">
      <style:graphic-properties draw:fill="solid" draw:fill-color="#004586" draw:opacity="100%" draw:stroke="none"/>
    </style:style>
    <style:style style:family="chart" style:name="G0S55P1">
      <style:graphic-properties draw:fill="solid" draw:fill-color="#ff420e" draw:opacity="100%" draw:stroke="none"/>
    </style:style>
    <style:style style:family="chart" style:name="G0S21P0">
      <style:graphic-properties draw:fill="solid" draw:fill-color="#004586" draw:opacity="100%" draw:stroke="none"/>
    </style:style>
    <style:style style:family="chart" style:name="G0S21P1">
      <style:graphic-properties draw:fill="solid" draw:fill-color="#ff420e" draw:opacity="100%" draw:stroke="none"/>
    </style:style>
    <style:style style:family="chart" style:name="G0S4P0">
      <style:graphic-properties draw:fill="solid" draw:fill-color="#004586" draw:opacity="100%" draw:stroke="none"/>
    </style:style>
    <style:style style:family="chart" style:name="G0S4P1">
      <style:graphic-properties draw:fill="solid" draw:fill-color="#ff420e" draw:opacity="100%" draw:stroke="none"/>
    </style:style>
    <style:style style:family="chart" style:name="G0S18P0">
      <style:graphic-properties draw:fill="solid" draw:fill-color="#004586" draw:opacity="100%" draw:stroke="none"/>
    </style:style>
    <style:style style:family="chart" style:name="G0S32P0">
      <style:graphic-properties draw:fill="solid" draw:fill-color="#004586" draw:opacity="100%" draw:stroke="none"/>
    </style:style>
    <style:style style:family="chart" style:name="G0S18P1">
      <style:graphic-properties draw:fill="solid" draw:fill-color="#ff420e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2b4b84" draw:opacity="100%" draw:stroke="none"/>
    </style:style>
    <style:style style:family="chart" style:name="G0S32P1">
      <style:graphic-properties draw:fill="solid" draw:fill-color="#ff420e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a1531e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6f6f6f" draw:opacity="100%" draw:stroke="none"/>
    </style:style>
    <style:style style:family="chart" style:name="G0S3">
      <style:chart-properties chart:symbol-type="none" chart:connect-bars="false" chart:pie-offset="0" chart:solid-type="cuboid"/>
      <style:graphic-properties draw:fill="solid" draw:fill-color="#ad8200" draw:opacity="100%" draw:stroke="none"/>
    </style:style>
    <style:style style:family="chart" style:name="G0S4">
      <style:chart-properties chart:symbol-type="none" chart:connect-bars="false" chart:pie-offset="0" chart:solid-type="cuboid"/>
      <style:graphic-properties draw:fill="solid" draw:fill-color="#3b6890" draw:opacity="100%" draw:stroke="none"/>
    </style:style>
    <style:style style:family="chart" style:name="G0S5">
      <style:chart-properties chart:symbol-type="none" chart:connect-bars="false" chart:pie-offset="0" chart:solid-type="cuboid"/>
      <style:graphic-properties draw:fill="solid" draw:fill-color="#4a742d" draw:opacity="100%" draw:stroke="none"/>
    </style:style>
    <style:style style:family="chart" style:name="G0S29P0">
      <style:graphic-properties draw:fill="solid" draw:fill-color="#004586" draw:opacity="100%" draw:stroke="none"/>
    </style:style>
    <style:style style:family="chart" style:name="G0S6">
      <style:chart-properties chart:symbol-type="none" chart:connect-bars="false" chart:pie-offset="0" chart:solid-type="cuboid"/>
      <style:graphic-properties draw:fill="solid" draw:fill-color="#325696" draw:opacity="100%" draw:stroke="none"/>
    </style:style>
    <style:style style:family="chart" style:name="G0S29P1">
      <style:graphic-properties draw:fill="solid" draw:fill-color="#ff420e" draw:opacity="100%" draw:stroke="none"/>
    </style:style>
    <style:style style:family="chart" style:name="G0S43P0">
      <style:graphic-properties draw:fill="solid" draw:fill-color="#004586" draw:opacity="100%" draw:stroke="none"/>
    </style:style>
    <style:style style:family="chart" style:name="G0S7">
      <style:chart-properties chart:symbol-type="none" chart:connect-bars="false" chart:pie-offset="0" chart:solid-type="cuboid"/>
      <style:graphic-properties draw:fill="solid" draw:fill-color="#b65e23" draw:opacity="100%" draw:stroke="none"/>
    </style:style>
    <style:style style:family="chart" style:name="G0S8">
      <style:chart-properties chart:symbol-type="none" chart:connect-bars="false" chart:pie-offset="0" chart:solid-type="cuboid"/>
      <style:graphic-properties draw:fill="solid" draw:fill-color="#7e7e7e" draw:opacity="100%" draw:stroke="none"/>
    </style:style>
    <style:style style:family="chart" style:name="G0S43P1">
      <style:graphic-properties draw:fill="solid" draw:fill-color="#ff420e" draw:opacity="100%" draw:stroke="none"/>
    </style:style>
    <style:style style:family="chart" style:name="G0S9">
      <style:chart-properties chart:symbol-type="none" chart:connect-bars="false" chart:pie-offset="0" chart:solid-type="cuboid"/>
      <style:graphic-properties draw:fill="solid" draw:fill-color="#c49300" draw:opacity="100%" draw:stroke="none"/>
    </style:style>
    <style:style style:family="chart" style:name="G0S40">
      <style:chart-properties chart:symbol-type="none" chart:connect-bars="false" chart:pie-offset="0" chart:solid-type="cuboid"/>
      <style:graphic-properties draw:fill="solid" draw:fill-color="#8fb4de" draw:opacity="100%" draw:stroke="none"/>
    </style:style>
    <style:style style:family="chart" style:name="G0S41">
      <style:chart-properties chart:symbol-type="none" chart:connect-bars="false" chart:pie-offset="0" chart:solid-type="cuboid"/>
      <style:graphic-properties draw:fill="solid" draw:fill-color="#9ac087" draw:opacity="100%" draw:stroke="none"/>
    </style:style>
    <style:style style:family="chart" style:name="G0S42">
      <style:chart-properties chart:symbol-type="none" chart:connect-bars="false" chart:pie-offset="0" chart:solid-type="cuboid"/>
      <style:graphic-properties draw:fill="solid" draw:fill-color="#a0afd9" draw:opacity="100%" draw:stroke="none"/>
    </style:style>
    <style:style style:family="chart" style:name="G0S43">
      <style:chart-properties chart:symbol-type="none" chart:connect-bars="false" chart:pie-offset="0" chart:solid-type="cuboid"/>
      <style:graphic-properties draw:fill="solid" draw:fill-color="#f3b39c" draw:opacity="100%" draw:stroke="none"/>
    </style:style>
    <style:style style:family="chart" style:name="G0S54P0">
      <style:graphic-properties draw:fill="solid" draw:fill-color="#004586" draw:opacity="100%" draw:stroke="none"/>
    </style:style>
    <style:style style:family="chart" style:name="G0S44">
      <style:chart-properties chart:symbol-type="none" chart:connect-bars="false" chart:pie-offset="0" chart:solid-type="cuboid"/>
      <style:graphic-properties draw:fill="solid" draw:fill-color="#c7c7c7" draw:opacity="100%" draw:stroke="none"/>
    </style:style>
    <style:style style:family="chart" style:name="G0S54P1">
      <style:graphic-properties draw:fill="solid" draw:fill-color="#ff420e" draw:opacity="100%" draw:stroke="none"/>
    </style:style>
    <style:style style:family="chart" style:name="G0S20P0">
      <style:graphic-properties draw:fill="solid" draw:fill-color="#004586" draw:opacity="100%" draw:stroke="none"/>
    </style:style>
    <style:style style:family="chart" style:name="G0S45">
      <style:chart-properties chart:symbol-type="none" chart:connect-bars="false" chart:pie-offset="0" chart:solid-type="cuboid"/>
      <style:graphic-properties draw:fill="solid" draw:fill-color="#ffd697" draw:opacity="100%" draw:stroke="none"/>
    </style:style>
    <style:style style:family="chart" style:name="G0S20P1">
      <style:graphic-properties draw:fill="solid" draw:fill-color="#ff420e" draw:opacity="100%" draw:stroke="none"/>
    </style:style>
    <style:style style:family="chart" style:name="G0S46">
      <style:chart-properties chart:symbol-type="none" chart:connect-bars="false" chart:pie-offset="0" chart:solid-type="cuboid"/>
      <style:graphic-properties draw:fill="solid" draw:fill-color="#a6c1e3" draw:opacity="100%" draw:stroke="none"/>
    </style:style>
    <style:style style:family="chart" style:name="G0S47">
      <style:chart-properties chart:symbol-type="none" chart:connect-bars="false" chart:pie-offset="0" chart:solid-type="cuboid"/>
      <style:graphic-properties draw:fill="solid" draw:fill-color="#aecba0" draw:opacity="100%" draw:stroke="none"/>
    </style:style>
    <style:style style:family="chart" style:name="G0S3P0">
      <style:graphic-properties draw:fill="solid" draw:fill-color="#004586" draw:opacity="100%" draw:stroke="none"/>
    </style:style>
    <style:style style:family="chart" style:name="G0S48">
      <style:chart-properties chart:symbol-type="none" chart:connect-bars="false" chart:pie-offset="0" chart:solid-type="cuboid"/>
      <style:graphic-properties draw:fill="solid" draw:fill-color="#b7c1e0" draw:opacity="100%" draw:stroke="none"/>
    </style:style>
    <style:style style:family="chart" style:name="G0S3P1">
      <style:graphic-properties draw:fill="solid" draw:fill-color="#ff420e" draw:opacity="100%" draw:stroke="none"/>
    </style:style>
    <style:style style:family="chart" style:name="G0S49">
      <style:chart-properties chart:symbol-type="none" chart:connect-bars="false" chart:pie-offset="0" chart:solid-type="cuboid"/>
      <style:graphic-properties draw:fill="solid" draw:fill-color="#f5c4b4" draw:opacity="100%" draw:stroke="none"/>
    </style:style>
    <style:style style:family="chart" style:name="G0S17P0">
      <style:graphic-properties draw:fill="solid" draw:fill-color="#004586" draw:opacity="100%" draw:stroke="none"/>
    </style:style>
    <style:style style:family="chart" style:name="G0S31P0">
      <style:graphic-properties draw:fill="solid" draw:fill-color="#004586" draw:opacity="100%" draw:stroke="none"/>
    </style:style>
    <style:style style:family="chart" style:name="G0S17P1">
      <style:graphic-properties draw:fill="solid" draw:fill-color="#ff420e" draw:opacity="100%" draw:stroke="none"/>
    </style:style>
    <style:style style:family="chart" style:name="G0S31P1">
      <style:graphic-properties draw:fill="solid" draw:fill-color="#ff420e" draw:opacity="100%" draw:stroke="none"/>
    </style:style>
    <style:style style:family="chart" style:name="G0S28P0">
      <style:graphic-properties draw:fill="solid" draw:fill-color="#004586" draw:opacity="100%" draw:stroke="none"/>
    </style:style>
    <style:style style:family="chart" style:name="G0S42P0">
      <style:graphic-properties draw:fill="solid" draw:fill-color="#004586" draw:opacity="100%" draw:stroke="none"/>
    </style:style>
    <style:style style:family="chart" style:name="G0S28P1">
      <style:graphic-properties draw:fill="solid" draw:fill-color="#ff420e" draw:opacity="100%" draw:stroke="none"/>
    </style:style>
    <style:style style:family="chart" style:name="G0S42P1">
      <style:graphic-properties draw:fill="solid" draw:fill-color="#ff420e" draw:opacity="100%" draw:stroke="none"/>
    </style:style>
    <style:style style:family="chart" style:name="G0S39P0">
      <style:graphic-properties draw:fill="solid" draw:fill-color="#004586" draw:opacity="100%" draw:stroke="none"/>
    </style:style>
    <style:style style:family="chart" style:name="G0S39P1">
      <style:graphic-properties draw:fill="solid" draw:fill-color="#ff420e" draw:opacity="100%" draw:stroke="none"/>
    </style:style>
    <style:style style:family="chart" style:name="G0S53P0">
      <style:graphic-properties draw:fill="solid" draw:fill-color="#004586" draw:opacity="100%" draw:stroke="none"/>
    </style:style>
    <style:style style:family="chart" style:name="G0S53P1">
      <style:graphic-properties draw:fill="solid" draw:fill-color="#ff420e" draw:opacity="100%" draw:stroke="none"/>
    </style:style>
    <style:style style:family="chart" style:name="G0S50">
      <style:chart-properties chart:symbol-type="none" chart:connect-bars="false" chart:pie-offset="0" chart:solid-type="cuboid"/>
      <style:graphic-properties draw:fill="solid" draw:fill-color="#d3d3d3" draw:opacity="100%" draw:stroke="none"/>
    </style:style>
    <style:style style:family="chart" style:name="G0S2P0">
      <style:graphic-properties draw:fill="solid" draw:fill-color="#004586" draw:opacity="100%" draw:stroke="none"/>
    </style:style>
    <style:style style:family="chart" style:name="G0S51">
      <style:chart-properties chart:symbol-type="none" chart:connect-bars="false" chart:pie-offset="0" chart:solid-type="cuboid"/>
      <style:graphic-properties draw:fill="solid" draw:fill-color="#ffdfb1" draw:opacity="100%" draw:stroke="none"/>
    </style:style>
    <style:style style:family="chart" style:name="G0S2P1">
      <style:graphic-properties draw:fill="solid" draw:fill-color="#ff420e" draw:opacity="100%" draw:stroke="none"/>
    </style:style>
    <style:style style:family="chart" style:name="G0S52">
      <style:chart-properties chart:symbol-type="none" chart:connect-bars="false" chart:pie-offset="0" chart:solid-type="cuboid"/>
      <style:graphic-properties draw:fill="solid" draw:fill-color="#bbcfe9" draw:opacity="100%" draw:stroke="none"/>
    </style:style>
    <style:style style:family="chart" style:name="G0S53">
      <style:chart-properties chart:symbol-type="none" chart:connect-bars="false" chart:pie-offset="0" chart:solid-type="cuboid"/>
      <style:graphic-properties draw:fill="solid" draw:fill-color="#c1d6b7" draw:opacity="100%" draw:stroke="none"/>
    </style:style>
    <style:style style:family="chart" style:name="G0S54">
      <style:chart-properties chart:symbol-type="none" chart:connect-bars="false" chart:pie-offset="0" chart:solid-type="cuboid"/>
      <style:graphic-properties draw:fill="solid" draw:fill-color="#cbd2e8" draw:opacity="100%" draw:stroke="none"/>
    </style:style>
    <style:style style:family="chart" style:name="G0S16P0">
      <style:graphic-properties draw:fill="solid" draw:fill-color="#004586" draw:opacity="100%" draw:stroke="none"/>
    </style:style>
    <style:style style:family="chart" style:name="G0S55">
      <style:chart-properties chart:symbol-type="none" chart:connect-bars="false" chart:pie-offset="0" chart:solid-type="cuboid"/>
      <style:graphic-properties draw:fill="solid" draw:fill-color="#f7d4c9" draw:opacity="100%" draw:stroke="none"/>
    </style:style>
    <style:style style:family="chart" style:name="G0S30P0">
      <style:graphic-properties draw:fill="solid" draw:fill-color="#004586" draw:opacity="100%" draw:stroke="none"/>
    </style:style>
    <style:style style:family="chart" style:name="G0S16P1">
      <style:graphic-properties draw:fill="solid" draw:fill-color="#ff420e" draw:opacity="100%" draw:stroke="none"/>
    </style:style>
    <style:style style:family="chart" style:name="G0S30P1">
      <style:graphic-properties draw:fill="solid" draw:fill-color="#ff420e" draw:opacity="100%" draw:stroke="none"/>
    </style:style>
    <style:style style:family="chart" style:name="Plt0">
      <style:chart-properties chart:three-dimensional="false" chart:deep="false" chart:pie-offset="0" chart:angle-offset="270" chart:auto-position="false" chart:hole-size="50%"/>
      <style:graphic-properties draw:fill="none" draw:stroke="solid" svg:stroke-width="0.01042in" svg:stroke-color="#b3b3b3" svg:stroke-opacity="100%"/>
    </style:style>
    <style:style style:family="chart" style:name="G0S27P0">
      <style:graphic-properties draw:fill="solid" draw:fill-color="#004586" draw:opacity="100%" draw:stroke="none"/>
    </style:style>
    <style:style style:family="chart" style:name="G0S41P0">
      <style:graphic-properties draw:fill="solid" draw:fill-color="#004586" draw:opacity="100%" draw:stroke="none"/>
    </style:style>
    <style:style style:family="chart" style:name="G0S27P1">
      <style:graphic-properties draw:fill="solid" draw:fill-color="#ff420e" draw:opacity="100%" draw:stroke="none"/>
    </style:style>
    <style:style style:family="chart" style:name="G0S41P1">
      <style:graphic-properties draw:fill="solid" draw:fill-color="#ff420e" draw:opacity="100%" draw:stroke="none"/>
    </style:style>
  </office:automatic-styles>
  <office:body>
    <office:chart>
      <chart:chart chart:class="chart:ring" svg:height="255.3732283464567pt" svg:width="370.1763779527559pt" chart:style-name="Crt0">
        <chart:legend chart:legend-position="end" chart:legend-align="center" chart:style-name="Lgnd"/>
        <chart:plot-area svg:x="12.44314960629921pt" svg:y="11.76244094488189pt" svg:width="232.3663779527559pt" svg:height="232.3867716535433pt" chart:style-name="Plt0">
          <chart:axis chart:dimension="x">
            <chart:categories table:cell-range-address="Eredmeny_kor.$B$1:.$C$1"/>
          </chart:axis>
          <chart:axis chart:dimension="y"/>
          <chart:series chart:label-cell-address="Eredmeny_kor.$A$2" chart:values-cell-range-address="Eredmeny_kor.$B$2:.$C$2" chart:attached-axis="primary-y" chart:style-name="G0S0">
            <chart:data-point chart:style-name="G0S0P0"/>
            <chart:data-point chart:style-name="G0S0P1"/>
          </chart:series>
          <chart:series chart:label-cell-address="Eredmeny_kor.$A$3" chart:values-cell-range-address="Eredmeny_kor.$B$3:.$C$3" chart:attached-axis="primary-y" chart:style-name="G0S1">
            <chart:data-point chart:style-name="G0S1P0"/>
            <chart:data-point chart:style-name="G0S1P1"/>
          </chart:series>
          <chart:series chart:label-cell-address="Eredmeny_kor.$A$4" chart:values-cell-range-address="Eredmeny_kor.$B$4:.$C$4" chart:attached-axis="primary-y" chart:style-name="G0S2">
            <chart:data-point chart:style-name="G0S2P0"/>
            <chart:data-point chart:style-name="G0S2P1"/>
          </chart:series>
          <chart:series chart:label-cell-address="Eredmeny_kor.$A$5" chart:values-cell-range-address="Eredmeny_kor.$B$5:.$C$5" chart:attached-axis="primary-y" chart:style-name="G0S3">
            <chart:data-point chart:style-name="G0S3P0"/>
            <chart:data-point chart:style-name="G0S3P1"/>
          </chart:series>
          <chart:series chart:label-cell-address="Eredmeny_kor.$A$6" chart:values-cell-range-address="Eredmeny_kor.$B$6:.$C$6" chart:attached-axis="primary-y" chart:style-name="G0S4">
            <chart:data-point chart:style-name="G0S4P0"/>
            <chart:data-point chart:style-name="G0S4P1"/>
          </chart:series>
          <chart:series chart:label-cell-address="Eredmeny_kor.$A$7" chart:values-cell-range-address="Eredmeny_kor.$B$7:.$C$7" chart:attached-axis="primary-y" chart:style-name="G0S5">
            <chart:data-point chart:style-name="G0S5P0"/>
            <chart:data-point chart:style-name="G0S5P1"/>
          </chart:series>
          <chart:series chart:label-cell-address="Eredmeny_kor.$A$8" chart:values-cell-range-address="Eredmeny_kor.$B$8:.$C$8" chart:attached-axis="primary-y" chart:style-name="G0S6">
            <chart:data-point chart:style-name="G0S6P0"/>
            <chart:data-point chart:style-name="G0S6P1"/>
          </chart:series>
          <chart:series chart:label-cell-address="Eredmeny_kor.$A$9" chart:values-cell-range-address="Eredmeny_kor.$B$9:.$C$9" chart:attached-axis="primary-y" chart:style-name="G0S7">
            <chart:data-point chart:style-name="G0S7P0"/>
            <chart:data-point chart:style-name="G0S7P1"/>
          </chart:series>
          <chart:series chart:label-cell-address="Eredmeny_kor.$A$10" chart:values-cell-range-address="Eredmeny_kor.$B$10:.$C$10" chart:attached-axis="primary-y" chart:style-name="G0S8">
            <chart:data-point chart:style-name="G0S8P0"/>
            <chart:data-point chart:style-name="G0S8P1"/>
          </chart:series>
          <chart:series chart:label-cell-address="Eredmeny_kor.$A$11" chart:values-cell-range-address="Eredmeny_kor.$B$11:.$C$11" chart:attached-axis="primary-y" chart:style-name="G0S9">
            <chart:data-point chart:style-name="G0S9P0"/>
            <chart:data-point chart:style-name="G0S9P1"/>
          </chart:series>
          <chart:series chart:label-cell-address="Eredmeny_kor.$A$12" chart:values-cell-range-address="Eredmeny_kor.$B$12:.$C$12" chart:attached-axis="primary-y" chart:style-name="G0S10">
            <chart:data-point chart:style-name="G0S10P0"/>
            <chart:data-point chart:style-name="G0S10P1"/>
          </chart:series>
          <chart:series chart:label-cell-address="Eredmeny_kor.$A$13" chart:values-cell-range-address="Eredmeny_kor.$B$13:.$C$13" chart:attached-axis="primary-y" chart:style-name="G0S11">
            <chart:data-point chart:style-name="G0S11P0"/>
            <chart:data-point chart:style-name="G0S11P1"/>
          </chart:series>
          <chart:series chart:label-cell-address="Eredmeny_kor.$A$14" chart:values-cell-range-address="Eredmeny_kor.$B$14:.$C$14" chart:attached-axis="primary-y" chart:style-name="G0S12">
            <chart:data-point chart:style-name="G0S12P0"/>
            <chart:data-point chart:style-name="G0S12P1"/>
          </chart:series>
          <chart:series chart:label-cell-address="Eredmeny_kor.$A$15" chart:values-cell-range-address="Eredmeny_kor.$B$15:.$C$15" chart:attached-axis="primary-y" chart:style-name="G0S13">
            <chart:data-point chart:style-name="G0S13P0"/>
            <chart:data-point chart:style-name="G0S13P1"/>
          </chart:series>
          <chart:series chart:label-cell-address="Eredmeny_kor.$A$16" chart:values-cell-range-address="Eredmeny_kor.$B$16:.$C$16" chart:attached-axis="primary-y" chart:style-name="G0S14">
            <chart:data-point chart:style-name="G0S14P0"/>
            <chart:data-point chart:style-name="G0S14P1"/>
          </chart:series>
          <chart:series chart:label-cell-address="Eredmeny_kor.$A$17" chart:values-cell-range-address="Eredmeny_kor.$B$17:.$C$17" chart:attached-axis="primary-y" chart:style-name="G0S15">
            <chart:data-point chart:style-name="G0S15P0"/>
            <chart:data-point chart:style-name="G0S15P1"/>
          </chart:series>
          <chart:series chart:label-cell-address="Eredmeny_kor.$A$18" chart:values-cell-range-address="Eredmeny_kor.$B$18:.$C$18" chart:attached-axis="primary-y" chart:style-name="G0S16">
            <chart:data-point chart:style-name="G0S16P0"/>
            <chart:data-point chart:style-name="G0S16P1"/>
          </chart:series>
          <chart:series chart:label-cell-address="Eredmeny_kor.$A$19" chart:values-cell-range-address="Eredmeny_kor.$B$19:.$C$19" chart:attached-axis="primary-y" chart:style-name="G0S17">
            <chart:data-point chart:style-name="G0S17P0"/>
            <chart:data-point chart:style-name="G0S17P1"/>
          </chart:series>
          <chart:series chart:label-cell-address="Eredmeny_kor.$A$20" chart:values-cell-range-address="Eredmeny_kor.$B$20:.$C$20" chart:attached-axis="primary-y" chart:style-name="G0S18">
            <chart:data-point chart:style-name="G0S18P0"/>
            <chart:data-point chart:style-name="G0S18P1"/>
          </chart:series>
          <chart:series chart:label-cell-address="Eredmeny_kor.$A$21" chart:values-cell-range-address="Eredmeny_kor.$B$21:.$C$21" chart:attached-axis="primary-y" chart:style-name="G0S19">
            <chart:data-point chart:style-name="G0S19P0"/>
            <chart:data-point chart:style-name="G0S19P1"/>
          </chart:series>
          <chart:series chart:label-cell-address="Eredmeny_kor.$A$22" chart:values-cell-range-address="Eredmeny_kor.$B$22:.$C$22" chart:attached-axis="primary-y" chart:style-name="G0S20">
            <chart:data-point chart:style-name="G0S20P0"/>
            <chart:data-point chart:style-name="G0S20P1"/>
          </chart:series>
          <chart:series chart:label-cell-address="Eredmeny_kor.$A$23" chart:values-cell-range-address="Eredmeny_kor.$B$23:.$C$23" chart:attached-axis="primary-y" chart:style-name="G0S21">
            <chart:data-point chart:style-name="G0S21P0"/>
            <chart:data-point chart:style-name="G0S21P1"/>
          </chart:series>
          <chart:series chart:label-cell-address="Eredmeny_kor.$A$24" chart:values-cell-range-address="Eredmeny_kor.$B$24:.$C$24" chart:attached-axis="primary-y" chart:style-name="G0S22">
            <chart:data-point chart:style-name="G0S22P0"/>
            <chart:data-point chart:style-name="G0S22P1"/>
          </chart:series>
          <chart:series chart:label-cell-address="Eredmeny_kor.$A$25" chart:values-cell-range-address="Eredmeny_kor.$B$25:.$C$25" chart:attached-axis="primary-y" chart:style-name="G0S23">
            <chart:data-point chart:style-name="G0S23P0"/>
            <chart:data-point chart:style-name="G0S23P1"/>
          </chart:series>
          <chart:series chart:label-cell-address="Eredmeny_kor.$A$26" chart:values-cell-range-address="Eredmeny_kor.$B$26:.$C$26" chart:attached-axis="primary-y" chart:style-name="G0S24">
            <chart:data-point chart:style-name="G0S24P0"/>
            <chart:data-point chart:style-name="G0S24P1"/>
          </chart:series>
          <chart:series chart:label-cell-address="Eredmeny_kor.$A$27" chart:values-cell-range-address="Eredmeny_kor.$B$27:.$C$27" chart:attached-axis="primary-y" chart:style-name="G0S25">
            <chart:data-point chart:style-name="G0S25P0"/>
            <chart:data-point chart:style-name="G0S25P1"/>
          </chart:series>
          <chart:series chart:label-cell-address="Eredmeny_kor.$A$28" chart:values-cell-range-address="Eredmeny_kor.$B$28:.$C$28" chart:attached-axis="primary-y" chart:style-name="G0S26">
            <chart:data-point chart:style-name="G0S26P0"/>
            <chart:data-point chart:style-name="G0S26P1"/>
          </chart:series>
          <chart:series chart:label-cell-address="Eredmeny_kor.$A$29" chart:values-cell-range-address="Eredmeny_kor.$B$29:.$C$29" chart:attached-axis="primary-y" chart:style-name="G0S27">
            <chart:data-point chart:style-name="G0S27P0"/>
            <chart:data-point chart:style-name="G0S27P1"/>
          </chart:series>
          <chart:series chart:label-cell-address="Eredmeny_kor.$A$30" chart:values-cell-range-address="Eredmeny_kor.$B$30:.$C$30" chart:attached-axis="primary-y" chart:style-name="G0S28">
            <chart:data-point chart:style-name="G0S28P0"/>
            <chart:data-point chart:style-name="G0S28P1"/>
          </chart:series>
          <chart:series chart:label-cell-address="Eredmeny_kor.$A$31" chart:values-cell-range-address="Eredmeny_kor.$B$31:.$C$31" chart:attached-axis="primary-y" chart:style-name="G0S29">
            <chart:data-point chart:style-name="G0S29P0"/>
            <chart:data-point chart:style-name="G0S29P1"/>
          </chart:series>
          <chart:series chart:label-cell-address="Eredmeny_kor.$A$32" chart:values-cell-range-address="Eredmeny_kor.$B$32:.$C$32" chart:attached-axis="primary-y" chart:style-name="G0S30">
            <chart:data-point chart:style-name="G0S30P0"/>
            <chart:data-point chart:style-name="G0S30P1"/>
          </chart:series>
          <chart:series chart:label-cell-address="Eredmeny_kor.$A$33" chart:values-cell-range-address="Eredmeny_kor.$B$33:.$C$33" chart:attached-axis="primary-y" chart:style-name="G0S31">
            <chart:data-point chart:style-name="G0S31P0"/>
            <chart:data-point chart:style-name="G0S31P1"/>
          </chart:series>
          <chart:series chart:label-cell-address="Eredmeny_kor.$A$34" chart:values-cell-range-address="Eredmeny_kor.$B$34:.$C$34" chart:attached-axis="primary-y" chart:style-name="G0S32">
            <chart:data-point chart:style-name="G0S32P0"/>
            <chart:data-point chart:style-name="G0S32P1"/>
          </chart:series>
          <chart:series chart:label-cell-address="Eredmeny_kor.$A$35" chart:values-cell-range-address="Eredmeny_kor.$B$35:.$C$35" chart:attached-axis="primary-y" chart:style-name="G0S33">
            <chart:data-point chart:style-name="G0S33P0"/>
            <chart:data-point chart:style-name="G0S33P1"/>
          </chart:series>
          <chart:series chart:label-cell-address="Eredmeny_kor.$A$36" chart:values-cell-range-address="Eredmeny_kor.$B$36:.$C$36" chart:attached-axis="primary-y" chart:style-name="G0S34">
            <chart:data-point chart:style-name="G0S34P0"/>
            <chart:data-point chart:style-name="G0S34P1"/>
          </chart:series>
          <chart:series chart:label-cell-address="Eredmeny_kor.$A$37" chart:values-cell-range-address="Eredmeny_kor.$B$37:.$C$37" chart:attached-axis="primary-y" chart:style-name="G0S35">
            <chart:data-point chart:style-name="G0S35P0"/>
            <chart:data-point chart:style-name="G0S35P1"/>
          </chart:series>
          <chart:series chart:label-cell-address="Eredmeny_kor.$A$38" chart:values-cell-range-address="Eredmeny_kor.$B$38:.$C$38" chart:attached-axis="primary-y" chart:style-name="G0S36">
            <chart:data-point chart:style-name="G0S36P0"/>
            <chart:data-point chart:style-name="G0S36P1"/>
          </chart:series>
          <chart:series chart:label-cell-address="Eredmeny_kor.$A$39" chart:values-cell-range-address="Eredmeny_kor.$B$39:.$C$39" chart:attached-axis="primary-y" chart:style-name="G0S37">
            <chart:data-point chart:style-name="G0S37P0"/>
            <chart:data-point chart:style-name="G0S37P1"/>
          </chart:series>
          <chart:series chart:label-cell-address="Eredmeny_kor.$A$40" chart:values-cell-range-address="Eredmeny_kor.$B$40:.$C$40" chart:attached-axis="primary-y" chart:style-name="G0S38">
            <chart:data-point chart:style-name="G0S38P0"/>
            <chart:data-point chart:style-name="G0S38P1"/>
          </chart:series>
          <chart:series chart:label-cell-address="Eredmeny_kor.$A$41" chart:values-cell-range-address="Eredmeny_kor.$B$41:.$C$41" chart:attached-axis="primary-y" chart:style-name="G0S39">
            <chart:data-point chart:style-name="G0S39P0"/>
            <chart:data-point chart:style-name="G0S39P1"/>
          </chart:series>
          <chart:series chart:label-cell-address="Eredmeny_kor.$A$42" chart:values-cell-range-address="Eredmeny_kor.$B$42:.$C$42" chart:attached-axis="primary-y" chart:style-name="G0S40">
            <chart:data-point chart:style-name="G0S40P0"/>
            <chart:data-point chart:style-name="G0S40P1"/>
          </chart:series>
          <chart:series chart:label-cell-address="Eredmeny_kor.$A$43" chart:values-cell-range-address="Eredmeny_kor.$B$43:.$C$43" chart:attached-axis="primary-y" chart:style-name="G0S41">
            <chart:data-point chart:style-name="G0S41P0"/>
            <chart:data-point chart:style-name="G0S41P1"/>
          </chart:series>
          <chart:series chart:label-cell-address="Eredmeny_kor.$A$44" chart:values-cell-range-address="Eredmeny_kor.$B$44:.$C$44" chart:attached-axis="primary-y" chart:style-name="G0S42">
            <chart:data-point chart:style-name="G0S42P0"/>
            <chart:data-point chart:style-name="G0S42P1"/>
          </chart:series>
          <chart:series chart:label-cell-address="Eredmeny_kor.$A$45" chart:values-cell-range-address="Eredmeny_kor.$B$45:.$C$45" chart:attached-axis="primary-y" chart:style-name="G0S43">
            <chart:data-point chart:style-name="G0S43P0"/>
            <chart:data-point chart:style-name="G0S43P1"/>
          </chart:series>
          <chart:series chart:label-cell-address="Eredmeny_kor.$A$46" chart:values-cell-range-address="Eredmeny_kor.$B$46:.$C$46" chart:attached-axis="primary-y" chart:style-name="G0S44">
            <chart:data-point chart:style-name="G0S44P0"/>
            <chart:data-point chart:style-name="G0S44P1"/>
          </chart:series>
          <chart:series chart:label-cell-address="Eredmeny_kor.$A$47" chart:values-cell-range-address="Eredmeny_kor.$B$47:.$C$47" chart:attached-axis="primary-y" chart:style-name="G0S45">
            <chart:data-point chart:style-name="G0S45P0"/>
            <chart:data-point chart:style-name="G0S45P1"/>
          </chart:series>
          <chart:series chart:label-cell-address="Eredmeny_kor.$A$48" chart:values-cell-range-address="Eredmeny_kor.$B$48:.$C$48" chart:attached-axis="primary-y" chart:style-name="G0S46">
            <chart:data-point chart:style-name="G0S46P0"/>
            <chart:data-point chart:style-name="G0S46P1"/>
          </chart:series>
          <chart:series chart:label-cell-address="Eredmeny_kor.$A$49" chart:values-cell-range-address="Eredmeny_kor.$B$49:.$C$49" chart:attached-axis="primary-y" chart:style-name="G0S47">
            <chart:data-point chart:style-name="G0S47P0"/>
            <chart:data-point chart:style-name="G0S47P1"/>
          </chart:series>
          <chart:series chart:label-cell-address="Eredmeny_kor.$A$50" chart:values-cell-range-address="Eredmeny_kor.$B$50:.$C$50" chart:attached-axis="primary-y" chart:style-name="G0S48">
            <chart:data-point chart:style-name="G0S48P0"/>
            <chart:data-point chart:style-name="G0S48P1"/>
          </chart:series>
          <chart:series chart:label-cell-address="Eredmeny_kor.$A$51" chart:values-cell-range-address="Eredmeny_kor.$B$51:.$C$51" chart:attached-axis="primary-y" chart:style-name="G0S49">
            <chart:data-point chart:style-name="G0S49P0"/>
            <chart:data-point chart:style-name="G0S49P1"/>
          </chart:series>
          <chart:series chart:label-cell-address="Eredmeny_kor.$A$52" chart:values-cell-range-address="Eredmeny_kor.$B$52:.$C$52" chart:attached-axis="primary-y" chart:style-name="G0S50">
            <chart:data-point chart:style-name="G0S50P0"/>
            <chart:data-point chart:style-name="G0S50P1"/>
          </chart:series>
          <chart:series chart:label-cell-address="Eredmeny_kor.$A$53" chart:values-cell-range-address="Eredmeny_kor.$B$53:.$C$53" chart:attached-axis="primary-y" chart:style-name="G0S51">
            <chart:data-point chart:style-name="G0S51P0"/>
            <chart:data-point chart:style-name="G0S51P1"/>
          </chart:series>
          <chart:series chart:label-cell-address="Eredmeny_kor.$A$54" chart:values-cell-range-address="Eredmeny_kor.$B$54:.$C$54" chart:attached-axis="primary-y" chart:style-name="G0S52">
            <chart:data-point chart:style-name="G0S52P0"/>
            <chart:data-point chart:style-name="G0S52P1"/>
          </chart:series>
          <chart:series chart:label-cell-address="Eredmeny_kor.$A$55" chart:values-cell-range-address="Eredmeny_kor.$B$55:.$C$55" chart:attached-axis="primary-y" chart:style-name="G0S53">
            <chart:data-point chart:style-name="G0S53P0"/>
            <chart:data-point chart:style-name="G0S53P1"/>
          </chart:series>
          <chart:series chart:label-cell-address="Eredmeny_kor.$A$56" chart:values-cell-range-address="Eredmeny_kor.$B$56:.$C$56" chart:attached-axis="primary-y" chart:style-name="G0S54">
            <chart:data-point chart:style-name="G0S54P0"/>
            <chart:data-point chart:style-name="G0S54P1"/>
          </chart:series>
          <chart:series chart:label-cell-address="Eredmeny_kor.$A$57" chart:values-cell-range-address="Eredmeny_kor.$B$57:.$C$57" chart:attached-axis="primary-y" chart:style-name="G0S55">
            <chart:data-point chart:style-name="G0S55P0"/>
            <chart:data-point chart:style-name="G0S55P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6">
      <number:number number:decimal-places="1" number:min-integer-digits="1"/>
      <number:text>%</number:text>
    </number:percentage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Hibás dobás felismeré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Hibák száma</text:p>
            </chart:title>
            <chart:categories table:cell-range-address="Eredmeny_kor.$E$61:.$E$67"/>
          </chart:axis>
          <chart:axis chart:dimension="y" chart:name="primary-y" chart:style-name="Axs1">
            <chart:title chart:style-name="AT01">
              <text:p text:style-name="a2" text:class-names="" text:cond-style-name="">Százalékosn</text:p>
            </chart:title>
            <chart:grid chart:class="major" chart:style-name="GMa1"/>
          </chart:axis>
          <chart:series chart:values-cell-range-address="Eredmeny_kor.$F$61:.$F$67" chart:class="chart:line" chart:attached-axis="primary-y" chart:style-name="G0S0">
            <chart:data-label chart:style-name="DL00"/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38P0">
      <style:graphic-properties draw:fill="solid" draw:fill-color="#004586" draw:opacity="100%" draw:stroke="none"/>
    </style:style>
    <style:style style:family="chart" style:name="G0S38P1">
      <style:graphic-properties draw:fill="solid" draw:fill-color="#ff420e" draw:opacity="100%" draw:stroke="none"/>
    </style:style>
    <style:style style:family="chart" style:name="G0S52P0">
      <style:graphic-properties draw:fill="solid" draw:fill-color="#004586" draw:opacity="100%" draw:stroke="none"/>
    </style:style>
    <style:style style:family="chart" style:name="G0S52P1">
      <style:graphic-properties draw:fill="solid" draw:fill-color="#ff420e" draw:opacity="100%" draw:stroke="none"/>
    </style:style>
    <style:style style:family="chart" style:name="G0S1P0">
      <style:graphic-properties draw:fill="solid" draw:fill-color="#004586" draw:opacity="100%" draw:stroke="none"/>
    </style:style>
    <style:style style:family="chart" style:name="G0S1P1">
      <style:graphic-properties draw:fill="solid" draw:fill-color="#ff420e" draw:opacity="100%" draw:stroke="none"/>
    </style:style>
    <style:style style:family="chart" style:name="G0S49P0">
      <style:graphic-properties draw:fill="solid" draw:fill-color="#004586" draw:opacity="100%" draw:stroke="none"/>
    </style:style>
    <style:style style:family="chart" style:name="G0S49P1">
      <style:graphic-properties draw:fill="solid" draw:fill-color="#ff420e" draw:opacity="100%" draw:stroke="none"/>
    </style:style>
    <style:style style:family="chart" style:name="G0S15P0">
      <style:graphic-properties draw:fill="solid" draw:fill-color="#004586" draw:opacity="100%" draw:stroke="none"/>
    </style:style>
    <style:style style:family="chart" style:name="G0S15P1">
      <style:graphic-properties draw:fill="solid" draw:fill-color="#ff420e" draw:opacity="100%" draw:stroke="none"/>
    </style:style>
    <style:style style:family="chart" style:name="G0S26P0">
      <style:graphic-properties draw:fill="solid" draw:fill-color="#004586" draw:opacity="100%" draw:stroke="none"/>
    </style:style>
    <style:style style:family="chart" style:name="G0S40P0">
      <style:graphic-properties draw:fill="solid" draw:fill-color="#004586" draw:opacity="100%" draw:stroke="none"/>
    </style:style>
    <style:style style:family="chart" style:name="G0S26P1">
      <style:graphic-properties draw:fill="solid" draw:fill-color="#ff420e" draw:opacity="100%" draw:stroke="none"/>
    </style:style>
    <style:style style:family="chart" style:name="G0S40P1">
      <style:graphic-properties draw:fill="solid" draw:fill-color="#ff420e" draw:opacity="100%" draw:stroke="none"/>
    </style:style>
    <style:style style:family="chart" style:name="G0S9P0">
      <style:graphic-properties draw:fill="solid" draw:fill-color="#004586" draw:opacity="100%" draw:stroke="none"/>
    </style:style>
    <style:style style:family="chart" style:name="G0S9P1">
      <style:graphic-properties draw:fill="solid" draw:fill-color="#ff420e" draw:opacity="100%" draw:stroke="none"/>
    </style:style>
    <style:style style:family="chart" style:name="G0S37P0">
      <style:graphic-properties draw:fill="solid" draw:fill-color="#004586" draw:opacity="100%" draw:stroke="none"/>
    </style:style>
    <style:style style:family="chart" style:name="G0S37P1">
      <style:graphic-properties draw:fill="solid" draw:fill-color="#ff420e" draw:opacity="100%" draw:stroke="none"/>
    </style:style>
    <style:style style:family="chart" style:name="G0S51P0">
      <style:graphic-properties draw:fill="solid" draw:fill-color="#004586" draw:opacity="100%" draw:stroke="none"/>
    </style:style>
    <style:style style:family="chart" style:name="G0S51P1">
      <style:graphic-properties draw:fill="solid" draw:fill-color="#ff420e" draw:opacity="100%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48P0">
      <style:graphic-properties draw:fill="solid" draw:fill-color="#004586" draw:opacity="100%" draw:stroke="none"/>
    </style:style>
    <style:style style:family="chart" style:name="G0S48P1">
      <style:graphic-properties draw:fill="solid" draw:fill-color="#ff420e" draw:opacity="100%" draw:stroke="none"/>
    </style:style>
    <style:style style:family="chart" style:name="G0S14P0">
      <style:graphic-properties draw:fill="solid" draw:fill-color="#004586" draw:opacity="100%" draw:stroke="none"/>
    </style:style>
    <style:style style:family="chart" style:name="G0S14P1">
      <style:graphic-properties draw:fill="solid" draw:fill-color="#ff420e" draw:opacity="100%" draw:stroke="none"/>
    </style:style>
    <style:style style:family="chart" style:name="G0S25P0">
      <style:graphic-properties draw:fill="solid" draw:fill-color="#004586" draw:opacity="100%" draw:stroke="none"/>
    </style:style>
    <style:style style:family="chart" style:name="G0S25P1">
      <style:graphic-properties draw:fill="solid" draw:fill-color="#ff420e" draw:opacity="100%" draw:stroke="none"/>
    </style:style>
    <style:style style:family="chart" style:name="G0S8P0">
      <style:graphic-properties draw:fill="solid" draw:fill-color="#004586" draw:opacity="100%" draw:stroke="none"/>
    </style:style>
    <style:style style:family="chart" style:name="G0S8P1">
      <style:graphic-properties draw:fill="solid" draw:fill-color="#ff420e" draw:opacity="100%" draw:stroke="none"/>
    </style:style>
    <style:style style:family="chart" style:name="G0S36P0">
      <style:graphic-properties draw:fill="solid" draw:fill-color="#004586" draw:opacity="100%" draw:stroke="none"/>
    </style:style>
    <style:style style:family="chart" style:name="G0S36P1">
      <style:graphic-properties draw:fill="solid" draw:fill-color="#ff420e" draw:opacity="100%" draw:stroke="none"/>
    </style:style>
    <style:style style:family="chart" style:name="G0S50P0">
      <style:graphic-properties draw:fill="solid" draw:fill-color="#004586" draw:opacity="100%" draw:stroke="none"/>
    </style:style>
    <style:style style:family="chart" style:name="G0S50P1">
      <style:graphic-properties draw:fill="solid" draw:fill-color="#ff420e" draw:opacity="100%" draw:stroke="none"/>
    </style:style>
    <style:style style:family="chart" style:name="G0S47P0">
      <style:graphic-properties draw:fill="solid" draw:fill-color="#004586" draw:opacity="100%" draw:stroke="none"/>
    </style:style>
    <style:style style:family="chart" style:name="G0S47P1">
      <style:graphic-properties draw:fill="solid" draw:fill-color="#ff420e" draw:opacity="100%" draw:stroke="none"/>
    </style:style>
    <style:style style:family="chart" style:name="G0S13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P1"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P0">
      <style:graphic-properties draw:fill="solid" draw:fill-color="#004586" draw:opacity="100%" draw:stroke="none"/>
    </style:style>
    <style:style style:family="chart" style:name="G0S10">
      <style:chart-properties chart:symbol-type="none" chart:connect-bars="false" chart:pie-offset="0" chart:solid-type="cuboid"/>
      <style:graphic-properties draw:fill="solid" draw:fill-color="#4476a3" draw:opacity="100%" draw:stroke="none"/>
    </style:style>
    <style:style style:family="chart" style:name="G0S24P1">
      <style:graphic-properties draw:fill="solid" draw:fill-color="#ff420e" draw:opacity="100%" draw:stroke="none"/>
    </style:style>
    <style:style style:family="chart" style:name="G0S11">
      <style:chart-properties chart:symbol-type="none" chart:connect-bars="false" chart:pie-offset="0" chart:solid-type="cuboid"/>
      <style:graphic-properties draw:fill="solid" draw:fill-color="#548434" draw:opacity="100%" draw:stroke="none"/>
    </style:style>
    <style:style style:family="chart" style:name="G0S12">
      <style:chart-properties chart:symbol-type="none" chart:connect-bars="false" chart:pie-offset="0" chart:solid-type="cuboid"/>
      <style:graphic-properties draw:fill="solid" draw:fill-color="#385fa5" draw:opacity="100%" draw:stroke="none"/>
    </style:style>
    <style:style style:family="chart" style:name="G0S7P0">
      <style:graphic-properties draw:fill="solid" draw:fill-color="#004586" draw:opacity="100%" draw:stroke="none"/>
    </style:style>
    <style:style style:family="chart" style:name="G0S13">
      <style:chart-properties chart:symbol-type="none" chart:connect-bars="false" chart:pie-offset="0" chart:solid-type="cuboid"/>
      <style:graphic-properties draw:fill="solid" draw:fill-color="#c86828" draw:opacity="100%" draw:stroke="none"/>
    </style:style>
    <style:style style:family="chart" style:name="G0S7P1">
      <style:graphic-properties draw:fill="solid" draw:fill-color="#ff420e" draw:opacity="100%" draw:stroke="none"/>
    </style:style>
    <style:style style:family="chart" style:name="G0S14">
      <style:chart-properties chart:symbol-type="none" chart:connect-bars="false" chart:pie-offset="0" chart:solid-type="cuboid"/>
      <style:graphic-properties draw:fill="solid" draw:fill-color="#8a8a8a" draw:opacity="100%" draw:stroke="none"/>
    </style:style>
    <style:style style:family="chart" style:name="G0S15">
      <style:chart-properties chart:symbol-type="none" chart:connect-bars="false" chart:pie-offset="0" chart:solid-type="cuboid"/>
      <style:graphic-properties draw:fill="solid" draw:fill-color="#d7a100" draw:opacity="100%" draw:stroke="none"/>
    </style:style>
    <style:style style:family="chart" style:name="G0S16">
      <style:chart-properties chart:symbol-type="none" chart:connect-bars="false" chart:pie-offset="0" chart:solid-type="cuboid"/>
      <style:graphic-properties draw:fill="solid" draw:fill-color="#4b82b3" draw:opacity="100%" draw:stroke="none"/>
    </style:style>
    <style:style style:family="chart" style:name="G0S17">
      <style:chart-properties chart:symbol-type="none" chart:connect-bars="false" chart:pie-offset="0" chart:solid-type="cuboid"/>
      <style:graphic-properties draw:fill="solid" draw:fill-color="#5d913a" draw:opacity="100%" draw:stroke="none"/>
    </style:style>
    <style:style style:family="chart" style:name="G0S35P0">
      <style:graphic-properties draw:fill="solid" draw:fill-color="#004586" draw:opacity="100%" draw:stroke="none"/>
    </style:style>
    <style:style style:family="chart" style:name="G0S18">
      <style:chart-properties chart:symbol-type="none" chart:connect-bars="false" chart:pie-offset="0" chart:solid-type="cuboid"/>
      <style:graphic-properties draw:fill="solid" draw:fill-color="#3d67b1" draw:opacity="100%" draw:stroke="none"/>
    </style:style>
    <style:style style:family="chart" style:name="G0S35P1">
      <style:graphic-properties draw:fill="solid" draw:fill-color="#ff420e" draw:opacity="100%" draw:stroke="none"/>
    </style:style>
    <style:style style:family="chart" style:name="G0S19">
      <style:chart-properties chart:symbol-type="none" chart:connect-bars="false" chart:pie-offset="0" chart:solid-type="cuboid"/>
      <style:graphic-properties draw:fill="solid" draw:fill-color="#d7712b" draw:opacity="100%" draw:stroke="none"/>
    </style:style>
    <style:style style:family="chart" style:name="G0S46P0">
      <style:graphic-properties draw:fill="solid" draw:fill-color="#004586" draw:opacity="100%" draw:stroke="none"/>
    </style:style>
    <style:style style:family="chart" style:name="G0S46P1">
      <style:graphic-properties draw:fill="solid" draw:fill-color="#ff420e" draw:opacity="100%" draw:stroke="none"/>
    </style:style>
    <style:style style:family="chart" style:name="G0S12P0">
      <style:graphic-properties draw:fill="solid" draw:fill-color="#004586" draw:opacity="100%" draw:stroke="none"/>
    </style:style>
    <style:style style:family="chart" style:name="G0S12P1">
      <style:graphic-properties draw:fill="solid" draw:fill-color="#ff420e" draw:opacity="100%" draw:stroke="none"/>
    </style:style>
    <style:style style:family="chart" style:name="G0S23P0">
      <style:graphic-properties draw:fill="solid" draw:fill-color="#004586" draw:opacity="100%" draw:stroke="none"/>
    </style:style>
    <style:style style:family="chart" style:name="G0S23P1">
      <style:graphic-properties draw:fill="solid" draw:fill-color="#ff420e" draw:opacity="100%" draw:stroke="none"/>
    </style:style>
    <style:style style:family="chart" style:name="G0S6P0">
      <style:graphic-properties draw:fill="solid" draw:fill-color="#004586" draw:opacity="100%" draw:stroke="none"/>
    </style:style>
    <style:style style:family="chart" style:name="G0S6P1">
      <style:graphic-properties draw:fill="solid" draw:fill-color="#ff420e" draw:opacity="100%" draw:stroke="none"/>
    </style:style>
    <style:style style:family="chart" style:name="G0S20">
      <style:chart-properties chart:symbol-type="none" chart:connect-bars="false" chart:pie-offset="0" chart:solid-type="cuboid"/>
      <style:graphic-properties draw:fill="solid" draw:fill-color="#959595" draw:opacity="100%" draw:stroke="none"/>
    </style:style>
    <style:style style:family="chart" style:name="G0S21">
      <style:chart-properties chart:symbol-type="none" chart:connect-bars="false" chart:pie-offset="0" chart:solid-type="cuboid"/>
      <style:graphic-properties draw:fill="solid" draw:fill-color="#e7ae00" draw:opacity="100%" draw:stroke="none"/>
    </style:style>
    <style:style style:family="chart" style:name="G0S34P0">
      <style:graphic-properties draw:fill="solid" draw:fill-color="#004586" draw:opacity="100%" draw:stroke="none"/>
    </style:style>
    <style:style style:family="chart" style:name="G0S22">
      <style:chart-properties chart:symbol-type="none" chart:connect-bars="false" chart:pie-offset="0" chart:solid-type="cuboid"/>
      <style:graphic-properties draw:fill="solid" draw:fill-color="#528cc1" draw:opacity="100%" draw:stroke="none"/>
    </style:style>
    <style:style style:family="chart" style:name="G0S34P1">
      <style:graphic-properties draw:fill="solid" draw:fill-color="#ff420e" draw:opacity="100%" draw:stroke="none"/>
    </style:style>
    <style:style style:family="chart" style:name="G0S23">
      <style:chart-properties chart:symbol-type="none" chart:connect-bars="false" chart:pie-offset="0" chart:solid-type="cuboid"/>
      <style:graphic-properties draw:fill="solid" draw:fill-color="#659c3f" draw:opacity="100%" draw:stroke="none"/>
    </style:style>
    <style:style style:family="chart" style:name="G0S24">
      <style:chart-properties chart:symbol-type="none" chart:connect-bars="false" chart:pie-offset="0" chart:solid-type="cuboid"/>
      <style:graphic-properties draw:fill="solid" draw:fill-color="#426ebe" draw:opacity="100%" draw:stroke="none"/>
    </style:style>
    <style:style style:family="chart" style:name="G0S25">
      <style:chart-properties chart:symbol-type="none" chart:connect-bars="false" chart:pie-offset="0" chart:solid-type="cuboid"/>
      <style:graphic-properties draw:fill="solid" draw:fill-color="#e6792f" draw:opacity="100%" draw:stroke="none"/>
    </style:style>
    <style:style style:family="chart" style:name="G0S26">
      <style:chart-properties chart:symbol-type="none" chart:connect-bars="false" chart:pie-offset="0" chart:solid-type="cuboid"/>
      <style:graphic-properties draw:fill="solid" draw:fill-color="#a0a0a0" draw:opacity="100%" draw:stroke="none"/>
    </style:style>
    <style:style style:family="chart" style:name="G0S27">
      <style:chart-properties chart:symbol-type="none" chart:connect-bars="false" chart:pie-offset="0" chart:solid-type="cuboid"/>
      <style:graphic-properties draw:fill="solid" draw:fill-color="#f7ba00" draw:opacity="100%" draw:stroke="none"/>
    </style:style>
    <style:style style:family="chart" style:name="G0S28">
      <style:chart-properties chart:symbol-type="none" chart:connect-bars="false" chart:pie-offset="0" chart:solid-type="cuboid"/>
      <style:graphic-properties draw:fill="solid" draw:fill-color="#5896ce" draw:opacity="100%" draw:stroke="none"/>
    </style:style>
    <style:style style:family="chart" style:name="G0S29">
      <style:chart-properties chart:symbol-type="none" chart:connect-bars="false" chart:pie-offset="0" chart:solid-type="cuboid"/>
      <style:graphic-properties draw:fill="solid" draw:fill-color="#6ca744" draw:opacity="100%" draw:stroke="none"/>
    </style:style>
    <style:style style:family="chart" style:name="G0S45P0">
      <style:graphic-properties draw:fill="solid" draw:fill-color="#004586" draw:opacity="100%" draw:stroke="none"/>
    </style:style>
    <style:style style:family="chart" style:name="G0S45P1">
      <style:graphic-properties draw:fill="solid" draw:fill-color="#ff420e" draw:opacity="100%" draw:stroke="none"/>
    </style:style>
    <style:style style:family="chart" style:name="G0S11P0">
      <style:graphic-properties draw:fill="solid" draw:fill-color="#004586" draw:opacity="100%" draw:stroke="none"/>
    </style:style>
    <style:style style:family="chart" style:name="G0S11P1">
      <style:graphic-properties draw:fill="solid" draw:fill-color="#ff420e" draw:opacity="100%" draw:stroke="none"/>
    </style:style>
    <style:style style:family="chart" style:name="G0S22P0">
      <style:graphic-properties draw:fill="solid" draw:fill-color="#004586" draw:opacity="100%" draw:stroke="none"/>
    </style:style>
    <style:style style:family="chart" style:name="G0S22P1">
      <style:graphic-properties draw:fill="solid" draw:fill-color="#ff420e" draw:opacity="100%" draw:stroke="none"/>
    </style:style>
    <style:style style:family="chart" style:name="G0S5P0">
      <style:graphic-properties draw:fill="solid" draw:fill-color="#004586" draw:opacity="100%" draw:stroke="none"/>
    </style:style>
    <style:style style:family="chart" style:name="G0S5P1">
      <style:graphic-properties draw:fill="solid" draw:fill-color="#ff420e" draw:opacity="100%" draw:stroke="none"/>
    </style:style>
    <style:style style:family="chart" style:name="G0S19P0">
      <style:graphic-properties draw:fill="solid" draw:fill-color="#004586" draw:opacity="100%" draw:stroke="none"/>
    </style:style>
    <style:style style:family="chart" style:name="G0S19P1">
      <style:graphic-properties draw:fill="solid" draw:fill-color="#ff420e" draw:opacity="100%" draw:stroke="none"/>
    </style:style>
    <style:style style:family="chart" style:name="G0S33P0">
      <style:graphic-properties draw:fill="solid" draw:fill-color="#004586" draw:opacity="100%" draw:stroke="none"/>
    </style:style>
    <style:style style:family="chart" style:name="G0S33P1">
      <style:graphic-properties draw:fill="solid" draw:fill-color="#ff420e" draw:opacity="100%" draw:stroke="none"/>
    </style:style>
    <style:style style:family="chart" style:name="G0S30">
      <style:chart-properties chart:symbol-type="none" chart:connect-bars="false" chart:pie-offset="0" chart:solid-type="cuboid"/>
      <style:graphic-properties draw:fill="solid" draw:fill-color="#5f81c8" draw:opacity="100%" draw:stroke="none"/>
    </style:style>
    <style:style style:family="chart" style:name="G0S31">
      <style:chart-properties chart:symbol-type="none" chart:connect-bars="false" chart:pie-offset="0" chart:solid-type="cuboid"/>
      <style:graphic-properties draw:fill="solid" draw:fill-color="#ee8a54" draw:opacity="100%" draw:stroke="none"/>
    </style:style>
    <style:style style:family="chart" style:name="G0S32">
      <style:chart-properties chart:symbol-type="none" chart:connect-bars="false" chart:pie-offset="0" chart:solid-type="cuboid"/>
      <style:graphic-properties draw:fill="solid" draw:fill-color="#acacac" draw:opacity="100%" draw:stroke="none"/>
    </style:style>
    <style:style style:family="chart" style:name="G0S44P0">
      <style:graphic-properties draw:fill="solid" draw:fill-color="#004586" draw:opacity="100%" draw:stroke="none"/>
    </style:style>
    <style:style style:family="chart" style:name="G0S33">
      <style:chart-properties chart:symbol-type="none" chart:connect-bars="false" chart:pie-offset="0" chart:solid-type="cuboid"/>
      <style:graphic-properties draw:fill="solid" draw:fill-color="#ffc545" draw:opacity="100%" draw:stroke="none"/>
    </style:style>
    <style:style style:family="chart" style:name="G0S44P1">
      <style:graphic-properties draw:fill="solid" draw:fill-color="#ff420e" draw:opacity="100%" draw:stroke="none"/>
    </style:style>
    <style:style style:family="chart" style:name="G0S34">
      <style:chart-properties chart:symbol-type="none" chart:connect-bars="false" chart:pie-offset="0" chart:solid-type="cuboid"/>
      <style:graphic-properties draw:fill="solid" draw:fill-color="#6fa3d8" draw:opacity="100%" draw:stroke="none"/>
    </style:style>
    <style:style style:family="chart" style:name="G0S10P0">
      <style:graphic-properties draw:fill="solid" draw:fill-color="#004586" draw:opacity="100%" draw:stroke="none"/>
    </style:style>
    <style:style style:family="chart" style:name="G0S35">
      <style:chart-properties chart:symbol-type="none" chart:connect-bars="false" chart:pie-offset="0" chart:solid-type="cuboid"/>
      <style:graphic-properties draw:fill="solid" draw:fill-color="#7fb361" draw:opacity="100%" draw:stroke="none"/>
    </style:style>
    <style:style style:family="chart" style:name="G0S10P1">
      <style:graphic-properties draw:fill="solid" draw:fill-color="#ff420e" draw:opacity="100%" draw:stroke="none"/>
    </style:style>
    <style:style style:family="chart" style:name="G0S36">
      <style:chart-properties chart:symbol-type="none" chart:connect-bars="false" chart:pie-offset="0" chart:solid-type="cuboid"/>
      <style:graphic-properties draw:fill="solid" draw:fill-color="#869bd1" draw:opacity="100%" draw:stroke="none"/>
    </style:style>
    <style:style style:family="chart" style:name="G0S37">
      <style:chart-properties chart:symbol-type="none" chart:connect-bars="false" chart:pie-offset="0" chart:solid-type="cuboid"/>
      <style:graphic-properties draw:fill="solid" draw:fill-color="#f1a180" draw:opacity="100%" draw:stroke="none"/>
    </style:style>
    <style:style style:family="chart" style:name="G0S38">
      <style:chart-properties chart:symbol-type="none" chart:connect-bars="false" chart:pie-offset="0" chart:solid-type="cuboid"/>
      <style:graphic-properties draw:fill="solid" draw:fill-color="#bbbbbb" draw:opacity="100%" draw:stroke="none"/>
    </style:style>
    <style:style style:family="chart" style:name="G0S39">
      <style:chart-properties chart:symbol-type="none" chart:connect-bars="false" chart:pie-offset="0" chart:solid-type="cuboid"/>
      <style:graphic-properties draw:fill="solid" draw:fill-color="#ffce79" draw:opacity="100%" draw:stroke="none"/>
    </style:style>
    <style:style style:family="chart" style:name="G0S55P0">
      <style:graphic-properties draw:fill="solid" draw:fill-color="#004586" draw:opacity="100%" draw:stroke="none"/>
    </style:style>
    <style:style style:family="chart" style:name="G0S55P1">
      <style:graphic-properties draw:fill="solid" draw:fill-color="#ff420e" draw:opacity="100%" draw:stroke="none"/>
    </style:style>
    <style:style style:family="chart" style:name="G0S21P0">
      <style:graphic-properties draw:fill="solid" draw:fill-color="#004586" draw:opacity="100%" draw:stroke="none"/>
    </style:style>
    <style:style style:family="chart" style:name="G0S21P1">
      <style:graphic-properties draw:fill="solid" draw:fill-color="#ff420e" draw:opacity="100%" draw:stroke="none"/>
    </style:style>
    <style:style style:family="chart" style:name="G0S4P0">
      <style:graphic-properties draw:fill="solid" draw:fill-color="#004586" draw:opacity="100%" draw:stroke="none"/>
    </style:style>
    <style:style style:family="chart" style:name="G0S4P1">
      <style:graphic-properties draw:fill="solid" draw:fill-color="#ff420e" draw:opacity="100%" draw:stroke="none"/>
    </style:style>
    <style:style style:family="chart" style:name="G0S18P0">
      <style:graphic-properties draw:fill="solid" draw:fill-color="#004586" draw:opacity="100%" draw:stroke="none"/>
    </style:style>
    <style:style style:family="chart" style:name="G0S32P0">
      <style:graphic-properties draw:fill="solid" draw:fill-color="#004586" draw:opacity="100%" draw:stroke="none"/>
    </style:style>
    <style:style style:family="chart" style:name="G0S18P1">
      <style:graphic-properties draw:fill="solid" draw:fill-color="#ff420e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2b4b84" draw:opacity="100%" draw:stroke="none"/>
    </style:style>
    <style:style style:family="chart" style:name="G0S32P1">
      <style:graphic-properties draw:fill="solid" draw:fill-color="#ff420e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a1531e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6f6f6f" draw:opacity="100%" draw:stroke="none"/>
    </style:style>
    <style:style style:family="chart" style:name="G0S3">
      <style:chart-properties chart:symbol-type="none" chart:connect-bars="false" chart:pie-offset="0" chart:solid-type="cuboid"/>
      <style:graphic-properties draw:fill="solid" draw:fill-color="#ad8200" draw:opacity="100%" draw:stroke="none"/>
    </style:style>
    <style:style style:family="chart" style:name="G0S4">
      <style:chart-properties chart:symbol-type="none" chart:connect-bars="false" chart:pie-offset="0" chart:solid-type="cuboid"/>
      <style:graphic-properties draw:fill="solid" draw:fill-color="#3b6890" draw:opacity="100%" draw:stroke="none"/>
    </style:style>
    <style:style style:family="chart" style:name="G0S5">
      <style:chart-properties chart:symbol-type="none" chart:connect-bars="false" chart:pie-offset="0" chart:solid-type="cuboid"/>
      <style:graphic-properties draw:fill="solid" draw:fill-color="#4a742d" draw:opacity="100%" draw:stroke="none"/>
    </style:style>
    <style:style style:family="chart" style:name="G0S29P0">
      <style:graphic-properties draw:fill="solid" draw:fill-color="#004586" draw:opacity="100%" draw:stroke="none"/>
    </style:style>
    <style:style style:family="chart" style:name="G0S6">
      <style:chart-properties chart:symbol-type="none" chart:connect-bars="false" chart:pie-offset="0" chart:solid-type="cuboid"/>
      <style:graphic-properties draw:fill="solid" draw:fill-color="#325696" draw:opacity="100%" draw:stroke="none"/>
    </style:style>
    <style:style style:family="chart" style:name="G0S29P1">
      <style:graphic-properties draw:fill="solid" draw:fill-color="#ff420e" draw:opacity="100%" draw:stroke="none"/>
    </style:style>
    <style:style style:family="chart" style:name="G0S43P0">
      <style:graphic-properties draw:fill="solid" draw:fill-color="#004586" draw:opacity="100%" draw:stroke="none"/>
    </style:style>
    <style:style style:family="chart" style:name="G0S7">
      <style:chart-properties chart:symbol-type="none" chart:connect-bars="false" chart:pie-offset="0" chart:solid-type="cuboid"/>
      <style:graphic-properties draw:fill="solid" draw:fill-color="#b65e23" draw:opacity="100%" draw:stroke="none"/>
    </style:style>
    <style:style style:family="chart" style:name="G0S8">
      <style:chart-properties chart:symbol-type="none" chart:connect-bars="false" chart:pie-offset="0" chart:solid-type="cuboid"/>
      <style:graphic-properties draw:fill="solid" draw:fill-color="#7e7e7e" draw:opacity="100%" draw:stroke="none"/>
    </style:style>
    <style:style style:family="chart" style:name="G0S43P1">
      <style:graphic-properties draw:fill="solid" draw:fill-color="#ff420e" draw:opacity="100%" draw:stroke="none"/>
    </style:style>
    <style:style style:family="chart" style:name="G0S9">
      <style:chart-properties chart:symbol-type="none" chart:connect-bars="false" chart:pie-offset="0" chart:solid-type="cuboid"/>
      <style:graphic-properties draw:fill="solid" draw:fill-color="#c49300" draw:opacity="100%" draw:stroke="none"/>
    </style:style>
    <style:style style:family="chart" style:name="G0S40">
      <style:chart-properties chart:symbol-type="none" chart:connect-bars="false" chart:pie-offset="0" chart:solid-type="cuboid"/>
      <style:graphic-properties draw:fill="solid" draw:fill-color="#8fb4de" draw:opacity="100%" draw:stroke="none"/>
    </style:style>
    <style:style style:family="chart" style:name="G0S41">
      <style:chart-properties chart:symbol-type="none" chart:connect-bars="false" chart:pie-offset="0" chart:solid-type="cuboid"/>
      <style:graphic-properties draw:fill="solid" draw:fill-color="#9ac087" draw:opacity="100%" draw:stroke="none"/>
    </style:style>
    <style:style style:family="chart" style:name="G0S42">
      <style:chart-properties chart:symbol-type="none" chart:connect-bars="false" chart:pie-offset="0" chart:solid-type="cuboid"/>
      <style:graphic-properties draw:fill="solid" draw:fill-color="#a0afd9" draw:opacity="100%" draw:stroke="none"/>
    </style:style>
    <style:style style:family="chart" style:name="G0S43">
      <style:chart-properties chart:symbol-type="none" chart:connect-bars="false" chart:pie-offset="0" chart:solid-type="cuboid"/>
      <style:graphic-properties draw:fill="solid" draw:fill-color="#f3b39c" draw:opacity="100%" draw:stroke="none"/>
    </style:style>
    <style:style style:family="chart" style:name="G0S54P0">
      <style:graphic-properties draw:fill="solid" draw:fill-color="#004586" draw:opacity="100%" draw:stroke="none"/>
    </style:style>
    <style:style style:family="chart" style:name="G0S44">
      <style:chart-properties chart:symbol-type="none" chart:connect-bars="false" chart:pie-offset="0" chart:solid-type="cuboid"/>
      <style:graphic-properties draw:fill="solid" draw:fill-color="#c7c7c7" draw:opacity="100%" draw:stroke="none"/>
    </style:style>
    <style:style style:family="chart" style:name="G0S54P1">
      <style:graphic-properties draw:fill="solid" draw:fill-color="#ff420e" draw:opacity="100%" draw:stroke="none"/>
    </style:style>
    <style:style style:family="chart" style:name="G0S20P0">
      <style:graphic-properties draw:fill="solid" draw:fill-color="#004586" draw:opacity="100%" draw:stroke="none"/>
    </style:style>
    <style:style style:family="chart" style:name="G0S45">
      <style:chart-properties chart:symbol-type="none" chart:connect-bars="false" chart:pie-offset="0" chart:solid-type="cuboid"/>
      <style:graphic-properties draw:fill="solid" draw:fill-color="#ffd697" draw:opacity="100%" draw:stroke="none"/>
    </style:style>
    <style:style style:family="chart" style:name="G0S20P1">
      <style:graphic-properties draw:fill="solid" draw:fill-color="#ff420e" draw:opacity="100%" draw:stroke="none"/>
    </style:style>
    <style:style style:family="chart" style:name="G0S46">
      <style:chart-properties chart:symbol-type="none" chart:connect-bars="false" chart:pie-offset="0" chart:solid-type="cuboid"/>
      <style:graphic-properties draw:fill="solid" draw:fill-color="#a6c1e3" draw:opacity="100%" draw:stroke="none"/>
    </style:style>
    <style:style style:family="chart" style:name="G0S47">
      <style:chart-properties chart:symbol-type="none" chart:connect-bars="false" chart:pie-offset="0" chart:solid-type="cuboid"/>
      <style:graphic-properties draw:fill="solid" draw:fill-color="#aecba0" draw:opacity="100%" draw:stroke="none"/>
    </style:style>
    <style:style style:family="chart" style:name="G0S3P0">
      <style:graphic-properties draw:fill="solid" draw:fill-color="#004586" draw:opacity="100%" draw:stroke="none"/>
    </style:style>
    <style:style style:family="chart" style:name="G0S48">
      <style:chart-properties chart:symbol-type="none" chart:connect-bars="false" chart:pie-offset="0" chart:solid-type="cuboid"/>
      <style:graphic-properties draw:fill="solid" draw:fill-color="#b7c1e0" draw:opacity="100%" draw:stroke="none"/>
    </style:style>
    <style:style style:family="chart" style:name="G0S3P1">
      <style:graphic-properties draw:fill="solid" draw:fill-color="#ff420e" draw:opacity="100%" draw:stroke="none"/>
    </style:style>
    <style:style style:family="chart" style:name="G0S49">
      <style:chart-properties chart:symbol-type="none" chart:connect-bars="false" chart:pie-offset="0" chart:solid-type="cuboid"/>
      <style:graphic-properties draw:fill="solid" draw:fill-color="#f5c4b4" draw:opacity="100%" draw:stroke="none"/>
    </style:style>
    <style:style style:family="chart" style:name="G0S17P0">
      <style:graphic-properties draw:fill="solid" draw:fill-color="#004586" draw:opacity="100%" draw:stroke="none"/>
    </style:style>
    <style:style style:family="chart" style:name="G0S31P0">
      <style:graphic-properties draw:fill="solid" draw:fill-color="#004586" draw:opacity="100%" draw:stroke="none"/>
    </style:style>
    <style:style style:family="chart" style:name="G0S17P1">
      <style:graphic-properties draw:fill="solid" draw:fill-color="#ff420e" draw:opacity="100%" draw:stroke="none"/>
    </style:style>
    <style:style style:family="chart" style:name="G0S31P1">
      <style:graphic-properties draw:fill="solid" draw:fill-color="#ff420e" draw:opacity="100%" draw:stroke="none"/>
    </style:style>
    <style:style style:family="chart" style:name="G0S28P0">
      <style:graphic-properties draw:fill="solid" draw:fill-color="#004586" draw:opacity="100%" draw:stroke="none"/>
    </style:style>
    <style:style style:family="chart" style:name="G0S42P0">
      <style:graphic-properties draw:fill="solid" draw:fill-color="#004586" draw:opacity="100%" draw:stroke="none"/>
    </style:style>
    <style:style style:family="chart" style:name="G0S28P1">
      <style:graphic-properties draw:fill="solid" draw:fill-color="#ff420e" draw:opacity="100%" draw:stroke="none"/>
    </style:style>
    <style:style style:family="chart" style:name="G0S42P1">
      <style:graphic-properties draw:fill="solid" draw:fill-color="#ff420e" draw:opacity="100%" draw:stroke="none"/>
    </style:style>
    <style:style style:family="chart" style:name="G0S39P0">
      <style:graphic-properties draw:fill="solid" draw:fill-color="#004586" draw:opacity="100%" draw:stroke="none"/>
    </style:style>
    <style:style style:family="chart" style:name="G0S39P1">
      <style:graphic-properties draw:fill="solid" draw:fill-color="#ff420e" draw:opacity="100%" draw:stroke="none"/>
    </style:style>
    <style:style style:family="chart" style:name="G0S53P0">
      <style:graphic-properties draw:fill="solid" draw:fill-color="#004586" draw:opacity="100%" draw:stroke="none"/>
    </style:style>
    <style:style style:family="chart" style:name="G0S53P1">
      <style:graphic-properties draw:fill="solid" draw:fill-color="#ff420e" draw:opacity="100%" draw:stroke="none"/>
    </style:style>
    <style:style style:family="chart" style:name="G0S50">
      <style:chart-properties chart:symbol-type="none" chart:connect-bars="false" chart:pie-offset="0" chart:solid-type="cuboid"/>
      <style:graphic-properties draw:fill="solid" draw:fill-color="#d3d3d3" draw:opacity="100%" draw:stroke="none"/>
    </style:style>
    <style:style style:family="chart" style:name="G0S2P0">
      <style:graphic-properties draw:fill="solid" draw:fill-color="#004586" draw:opacity="100%" draw:stroke="none"/>
    </style:style>
    <style:style style:family="chart" style:name="G0S51">
      <style:chart-properties chart:symbol-type="none" chart:connect-bars="false" chart:pie-offset="0" chart:solid-type="cuboid"/>
      <style:graphic-properties draw:fill="solid" draw:fill-color="#ffdfb1" draw:opacity="100%" draw:stroke="none"/>
    </style:style>
    <style:style style:family="chart" style:name="G0S2P1">
      <style:graphic-properties draw:fill="solid" draw:fill-color="#ff420e" draw:opacity="100%" draw:stroke="none"/>
    </style:style>
    <style:style style:family="chart" style:name="G0S52">
      <style:chart-properties chart:symbol-type="none" chart:connect-bars="false" chart:pie-offset="0" chart:solid-type="cuboid"/>
      <style:graphic-properties draw:fill="solid" draw:fill-color="#bbcfe9" draw:opacity="100%" draw:stroke="none"/>
    </style:style>
    <style:style style:family="chart" style:name="G0S53">
      <style:chart-properties chart:symbol-type="none" chart:connect-bars="false" chart:pie-offset="0" chart:solid-type="cuboid"/>
      <style:graphic-properties draw:fill="solid" draw:fill-color="#c1d6b7" draw:opacity="100%" draw:stroke="none"/>
    </style:style>
    <style:style style:family="chart" style:name="G0S54">
      <style:chart-properties chart:symbol-type="none" chart:connect-bars="false" chart:pie-offset="0" chart:solid-type="cuboid"/>
      <style:graphic-properties draw:fill="solid" draw:fill-color="#cbd2e8" draw:opacity="100%" draw:stroke="none"/>
    </style:style>
    <style:style style:family="chart" style:name="G0S16P0">
      <style:graphic-properties draw:fill="solid" draw:fill-color="#004586" draw:opacity="100%" draw:stroke="none"/>
    </style:style>
    <style:style style:family="chart" style:name="G0S55">
      <style:chart-properties chart:symbol-type="none" chart:connect-bars="false" chart:pie-offset="0" chart:solid-type="cuboid"/>
      <style:graphic-properties draw:fill="solid" draw:fill-color="#f7d4c9" draw:opacity="100%" draw:stroke="none"/>
    </style:style>
    <style:style style:family="chart" style:name="G0S30P0">
      <style:graphic-properties draw:fill="solid" draw:fill-color="#004586" draw:opacity="100%" draw:stroke="none"/>
    </style:style>
    <style:style style:family="chart" style:name="G0S16P1">
      <style:graphic-properties draw:fill="solid" draw:fill-color="#ff420e" draw:opacity="100%" draw:stroke="none"/>
    </style:style>
    <style:style style:family="chart" style:name="G0S30P1">
      <style:graphic-properties draw:fill="solid" draw:fill-color="#ff420e" draw:opacity="100%" draw:stroke="none"/>
    </style:style>
    <style:style style:family="chart" style:name="Plt0">
      <style:chart-properties chart:three-dimensional="false" chart:deep="false" chart:pie-offset="0" chart:angle-offset="270" chart:auto-position="false" chart:hole-size="50%"/>
      <style:graphic-properties draw:fill="none" draw:stroke="solid" svg:stroke-width="0.01042in" svg:stroke-color="#b3b3b3" svg:stroke-opacity="100%"/>
    </style:style>
    <style:style style:family="chart" style:name="G0S27P0">
      <style:graphic-properties draw:fill="solid" draw:fill-color="#004586" draw:opacity="100%" draw:stroke="none"/>
    </style:style>
    <style:style style:family="chart" style:name="G0S41P0">
      <style:graphic-properties draw:fill="solid" draw:fill-color="#004586" draw:opacity="100%" draw:stroke="none"/>
    </style:style>
    <style:style style:family="chart" style:name="G0S27P1">
      <style:graphic-properties draw:fill="solid" draw:fill-color="#ff420e" draw:opacity="100%" draw:stroke="none"/>
    </style:style>
    <style:style style:family="chart" style:name="G0S41P1">
      <style:graphic-properties draw:fill="solid" draw:fill-color="#ff420e" draw:opacity="100%" draw:stroke="none"/>
    </style:style>
  </office:automatic-styles>
  <office:body>
    <office:chart>
      <chart:chart chart:class="chart:ring" svg:height="255.4582677165354pt" svg:width="387.5244094488189pt" chart:style-name="Crt0">
        <chart:legend chart:legend-position="end" chart:legend-align="center" chart:style-name="Lgnd"/>
        <chart:plot-area svg:x="17.63023622047244pt" svg:y="3.457874015748032pt" svg:width="248.4951968503937pt" svg:height="248.514094488189pt" chart:style-name="Plt0">
          <chart:axis chart:dimension="x">
            <chart:categories table:cell-range-address="Eredmeny_kocka.$B$1:.$C$1"/>
          </chart:axis>
          <chart:axis chart:dimension="y"/>
          <chart:series chart:label-cell-address="Eredmeny_kocka.$A$2" chart:values-cell-range-address="Eredmeny_kocka.$B$2:.$C$2" chart:attached-axis="primary-y" chart:style-name="G0S0">
            <chart:data-point chart:style-name="G0S0P0"/>
            <chart:data-point chart:style-name="G0S0P1"/>
          </chart:series>
          <chart:series chart:label-cell-address="Eredmeny_kocka.$A$3" chart:values-cell-range-address="Eredmeny_kocka.$B$3:.$C$3" chart:attached-axis="primary-y" chart:style-name="G0S1">
            <chart:data-point chart:style-name="G0S1P0"/>
            <chart:data-point chart:style-name="G0S1P1"/>
          </chart:series>
          <chart:series chart:label-cell-address="Eredmeny_kocka.$A$4" chart:values-cell-range-address="Eredmeny_kocka.$B$4:.$C$4" chart:attached-axis="primary-y" chart:style-name="G0S2">
            <chart:data-point chart:style-name="G0S2P0"/>
            <chart:data-point chart:style-name="G0S2P1"/>
          </chart:series>
          <chart:series chart:label-cell-address="Eredmeny_kocka.$A$5" chart:values-cell-range-address="Eredmeny_kocka.$B$5:.$C$5" chart:attached-axis="primary-y" chart:style-name="G0S3">
            <chart:data-point chart:style-name="G0S3P0"/>
            <chart:data-point chart:style-name="G0S3P1"/>
          </chart:series>
          <chart:series chart:label-cell-address="Eredmeny_kocka.$A$6" chart:values-cell-range-address="Eredmeny_kocka.$B$6:.$C$6" chart:attached-axis="primary-y" chart:style-name="G0S4">
            <chart:data-point chart:style-name="G0S4P0"/>
            <chart:data-point chart:style-name="G0S4P1"/>
          </chart:series>
          <chart:series chart:label-cell-address="Eredmeny_kocka.$A$7" chart:values-cell-range-address="Eredmeny_kocka.$B$7:.$C$7" chart:attached-axis="primary-y" chart:style-name="G0S5">
            <chart:data-point chart:style-name="G0S5P0"/>
            <chart:data-point chart:style-name="G0S5P1"/>
          </chart:series>
          <chart:series chart:label-cell-address="Eredmeny_kocka.$A$8" chart:values-cell-range-address="Eredmeny_kocka.$B$8:.$C$8" chart:attached-axis="primary-y" chart:style-name="G0S6">
            <chart:data-point chart:style-name="G0S6P0"/>
            <chart:data-point chart:style-name="G0S6P1"/>
          </chart:series>
          <chart:series chart:label-cell-address="Eredmeny_kocka.$A$9" chart:values-cell-range-address="Eredmeny_kocka.$B$9:.$C$9" chart:attached-axis="primary-y" chart:style-name="G0S7">
            <chart:data-point chart:style-name="G0S7P0"/>
            <chart:data-point chart:style-name="G0S7P1"/>
          </chart:series>
          <chart:series chart:label-cell-address="Eredmeny_kocka.$A$10" chart:values-cell-range-address="Eredmeny_kocka.$B$10:.$C$10" chart:attached-axis="primary-y" chart:style-name="G0S8">
            <chart:data-point chart:style-name="G0S8P0"/>
            <chart:data-point chart:style-name="G0S8P1"/>
          </chart:series>
          <chart:series chart:label-cell-address="Eredmeny_kocka.$A$11" chart:values-cell-range-address="Eredmeny_kocka.$B$11:.$C$11" chart:attached-axis="primary-y" chart:style-name="G0S9">
            <chart:data-point chart:style-name="G0S9P0"/>
            <chart:data-point chart:style-name="G0S9P1"/>
          </chart:series>
          <chart:series chart:label-cell-address="Eredmeny_kocka.$A$12" chart:values-cell-range-address="Eredmeny_kocka.$B$12:.$C$12" chart:attached-axis="primary-y" chart:style-name="G0S10">
            <chart:data-point chart:style-name="G0S10P0"/>
            <chart:data-point chart:style-name="G0S10P1"/>
          </chart:series>
          <chart:series chart:label-cell-address="Eredmeny_kocka.$A$13" chart:values-cell-range-address="Eredmeny_kocka.$B$13:.$C$13" chart:attached-axis="primary-y" chart:style-name="G0S11">
            <chart:data-point chart:style-name="G0S11P0"/>
            <chart:data-point chart:style-name="G0S11P1"/>
          </chart:series>
          <chart:series chart:label-cell-address="Eredmeny_kocka.$A$14" chart:values-cell-range-address="Eredmeny_kocka.$B$14:.$C$14" chart:attached-axis="primary-y" chart:style-name="G0S12">
            <chart:data-point chart:style-name="G0S12P0"/>
            <chart:data-point chart:style-name="G0S12P1"/>
          </chart:series>
          <chart:series chart:label-cell-address="Eredmeny_kocka.$A$15" chart:values-cell-range-address="Eredmeny_kocka.$B$15:.$C$15" chart:attached-axis="primary-y" chart:style-name="G0S13">
            <chart:data-point chart:style-name="G0S13P0"/>
            <chart:data-point chart:style-name="G0S13P1"/>
          </chart:series>
          <chart:series chart:label-cell-address="Eredmeny_kocka.$A$16" chart:values-cell-range-address="Eredmeny_kocka.$B$16:.$C$16" chart:attached-axis="primary-y" chart:style-name="G0S14">
            <chart:data-point chart:style-name="G0S14P0"/>
            <chart:data-point chart:style-name="G0S14P1"/>
          </chart:series>
          <chart:series chart:label-cell-address="Eredmeny_kocka.$A$17" chart:values-cell-range-address="Eredmeny_kocka.$B$17:.$C$17" chart:attached-axis="primary-y" chart:style-name="G0S15">
            <chart:data-point chart:style-name="G0S15P0"/>
            <chart:data-point chart:style-name="G0S15P1"/>
          </chart:series>
          <chart:series chart:label-cell-address="Eredmeny_kocka.$A$18" chart:values-cell-range-address="Eredmeny_kocka.$B$18:.$C$18" chart:attached-axis="primary-y" chart:style-name="G0S16">
            <chart:data-point chart:style-name="G0S16P0"/>
            <chart:data-point chart:style-name="G0S16P1"/>
          </chart:series>
          <chart:series chart:label-cell-address="Eredmeny_kocka.$A$19" chart:values-cell-range-address="Eredmeny_kocka.$B$19:.$C$19" chart:attached-axis="primary-y" chart:style-name="G0S17">
            <chart:data-point chart:style-name="G0S17P0"/>
            <chart:data-point chart:style-name="G0S17P1"/>
          </chart:series>
          <chart:series chart:label-cell-address="Eredmeny_kocka.$A$20" chart:values-cell-range-address="Eredmeny_kocka.$B$20:.$C$20" chart:attached-axis="primary-y" chart:style-name="G0S18">
            <chart:data-point chart:style-name="G0S18P0"/>
            <chart:data-point chart:style-name="G0S18P1"/>
          </chart:series>
          <chart:series chart:label-cell-address="Eredmeny_kocka.$A$21" chart:values-cell-range-address="Eredmeny_kocka.$B$21:.$C$21" chart:attached-axis="primary-y" chart:style-name="G0S19">
            <chart:data-point chart:style-name="G0S19P0"/>
            <chart:data-point chart:style-name="G0S19P1"/>
          </chart:series>
          <chart:series chart:label-cell-address="Eredmeny_kocka.$A$22" chart:values-cell-range-address="Eredmeny_kocka.$B$22:.$C$22" chart:attached-axis="primary-y" chart:style-name="G0S20">
            <chart:data-point chart:style-name="G0S20P0"/>
            <chart:data-point chart:style-name="G0S20P1"/>
          </chart:series>
          <chart:series chart:label-cell-address="Eredmeny_kocka.$A$23" chart:values-cell-range-address="Eredmeny_kocka.$B$23:.$C$23" chart:attached-axis="primary-y" chart:style-name="G0S21">
            <chart:data-point chart:style-name="G0S21P0"/>
            <chart:data-point chart:style-name="G0S21P1"/>
          </chart:series>
          <chart:series chart:label-cell-address="Eredmeny_kocka.$A$24" chart:values-cell-range-address="Eredmeny_kocka.$B$24:.$C$24" chart:attached-axis="primary-y" chart:style-name="G0S22">
            <chart:data-point chart:style-name="G0S22P0"/>
            <chart:data-point chart:style-name="G0S22P1"/>
          </chart:series>
          <chart:series chart:label-cell-address="Eredmeny_kocka.$A$25" chart:values-cell-range-address="Eredmeny_kocka.$B$25:.$C$25" chart:attached-axis="primary-y" chart:style-name="G0S23">
            <chart:data-point chart:style-name="G0S23P0"/>
            <chart:data-point chart:style-name="G0S23P1"/>
          </chart:series>
          <chart:series chart:label-cell-address="Eredmeny_kocka.$A$26" chart:values-cell-range-address="Eredmeny_kocka.$B$26:.$C$26" chart:attached-axis="primary-y" chart:style-name="G0S24">
            <chart:data-point chart:style-name="G0S24P0"/>
            <chart:data-point chart:style-name="G0S24P1"/>
          </chart:series>
          <chart:series chart:label-cell-address="Eredmeny_kocka.$A$27" chart:values-cell-range-address="Eredmeny_kocka.$B$27:.$C$27" chart:attached-axis="primary-y" chart:style-name="G0S25">
            <chart:data-point chart:style-name="G0S25P0"/>
            <chart:data-point chart:style-name="G0S25P1"/>
          </chart:series>
          <chart:series chart:label-cell-address="Eredmeny_kocka.$A$28" chart:values-cell-range-address="Eredmeny_kocka.$B$28:.$C$28" chart:attached-axis="primary-y" chart:style-name="G0S26">
            <chart:data-point chart:style-name="G0S26P0"/>
            <chart:data-point chart:style-name="G0S26P1"/>
          </chart:series>
          <chart:series chart:label-cell-address="Eredmeny_kocka.$A$29" chart:values-cell-range-address="Eredmeny_kocka.$B$29:.$C$29" chart:attached-axis="primary-y" chart:style-name="G0S27">
            <chart:data-point chart:style-name="G0S27P0"/>
            <chart:data-point chart:style-name="G0S27P1"/>
          </chart:series>
          <chart:series chart:label-cell-address="Eredmeny_kocka.$A$30" chart:values-cell-range-address="Eredmeny_kocka.$B$30:.$C$30" chart:attached-axis="primary-y" chart:style-name="G0S28">
            <chart:data-point chart:style-name="G0S28P0"/>
            <chart:data-point chart:style-name="G0S28P1"/>
          </chart:series>
          <chart:series chart:label-cell-address="Eredmeny_kocka.$A$31" chart:values-cell-range-address="Eredmeny_kocka.$B$31:.$C$31" chart:attached-axis="primary-y" chart:style-name="G0S29">
            <chart:data-point chart:style-name="G0S29P0"/>
            <chart:data-point chart:style-name="G0S29P1"/>
          </chart:series>
          <chart:series chart:label-cell-address="Eredmeny_kocka.$A$32" chart:values-cell-range-address="Eredmeny_kocka.$B$32:.$C$32" chart:attached-axis="primary-y" chart:style-name="G0S30">
            <chart:data-point chart:style-name="G0S30P0"/>
            <chart:data-point chart:style-name="G0S30P1"/>
          </chart:series>
          <chart:series chart:label-cell-address="Eredmeny_kocka.$A$33" chart:values-cell-range-address="Eredmeny_kocka.$B$33:.$C$33" chart:attached-axis="primary-y" chart:style-name="G0S31">
            <chart:data-point chart:style-name="G0S31P0"/>
            <chart:data-point chart:style-name="G0S31P1"/>
          </chart:series>
          <chart:series chart:label-cell-address="Eredmeny_kocka.$A$34" chart:values-cell-range-address="Eredmeny_kocka.$B$34:.$C$34" chart:attached-axis="primary-y" chart:style-name="G0S32">
            <chart:data-point chart:style-name="G0S32P0"/>
            <chart:data-point chart:style-name="G0S32P1"/>
          </chart:series>
          <chart:series chart:label-cell-address="Eredmeny_kocka.$A$35" chart:values-cell-range-address="Eredmeny_kocka.$B$35:.$C$35" chart:attached-axis="primary-y" chart:style-name="G0S33">
            <chart:data-point chart:style-name="G0S33P0"/>
            <chart:data-point chart:style-name="G0S33P1"/>
          </chart:series>
          <chart:series chart:label-cell-address="Eredmeny_kocka.$A$36" chart:values-cell-range-address="Eredmeny_kocka.$B$36:.$C$36" chart:attached-axis="primary-y" chart:style-name="G0S34">
            <chart:data-point chart:style-name="G0S34P0"/>
            <chart:data-point chart:style-name="G0S34P1"/>
          </chart:series>
          <chart:series chart:label-cell-address="Eredmeny_kocka.$A$37" chart:values-cell-range-address="Eredmeny_kocka.$B$37:.$C$37" chart:attached-axis="primary-y" chart:style-name="G0S35">
            <chart:data-point chart:style-name="G0S35P0"/>
            <chart:data-point chart:style-name="G0S35P1"/>
          </chart:series>
          <chart:series chart:label-cell-address="Eredmeny_kocka.$A$38" chart:values-cell-range-address="Eredmeny_kocka.$B$38:.$C$38" chart:attached-axis="primary-y" chart:style-name="G0S36">
            <chart:data-point chart:style-name="G0S36P0"/>
            <chart:data-point chart:style-name="G0S36P1"/>
          </chart:series>
          <chart:series chart:label-cell-address="Eredmeny_kocka.$A$39" chart:values-cell-range-address="Eredmeny_kocka.$B$39:.$C$39" chart:attached-axis="primary-y" chart:style-name="G0S37">
            <chart:data-point chart:style-name="G0S37P0"/>
            <chart:data-point chart:style-name="G0S37P1"/>
          </chart:series>
          <chart:series chart:label-cell-address="Eredmeny_kocka.$A$40" chart:values-cell-range-address="Eredmeny_kocka.$B$40:.$C$40" chart:attached-axis="primary-y" chart:style-name="G0S38">
            <chart:data-point chart:style-name="G0S38P0"/>
            <chart:data-point chart:style-name="G0S38P1"/>
          </chart:series>
          <chart:series chart:label-cell-address="Eredmeny_kocka.$A$41" chart:values-cell-range-address="Eredmeny_kocka.$B$41:.$C$41" chart:attached-axis="primary-y" chart:style-name="G0S39">
            <chart:data-point chart:style-name="G0S39P0"/>
            <chart:data-point chart:style-name="G0S39P1"/>
          </chart:series>
          <chart:series chart:label-cell-address="Eredmeny_kocka.$A$42" chart:values-cell-range-address="Eredmeny_kocka.$B$42:.$C$42" chart:attached-axis="primary-y" chart:style-name="G0S40">
            <chart:data-point chart:style-name="G0S40P0"/>
            <chart:data-point chart:style-name="G0S40P1"/>
          </chart:series>
          <chart:series chart:label-cell-address="Eredmeny_kocka.$A$43" chart:values-cell-range-address="Eredmeny_kocka.$B$43:.$C$43" chart:attached-axis="primary-y" chart:style-name="G0S41">
            <chart:data-point chart:style-name="G0S41P0"/>
            <chart:data-point chart:style-name="G0S41P1"/>
          </chart:series>
          <chart:series chart:label-cell-address="Eredmeny_kocka.$A$44" chart:values-cell-range-address="Eredmeny_kocka.$B$44:.$C$44" chart:attached-axis="primary-y" chart:style-name="G0S42">
            <chart:data-point chart:style-name="G0S42P0"/>
            <chart:data-point chart:style-name="G0S42P1"/>
          </chart:series>
          <chart:series chart:label-cell-address="Eredmeny_kocka.$A$45" chart:values-cell-range-address="Eredmeny_kocka.$B$45:.$C$45" chart:attached-axis="primary-y" chart:style-name="G0S43">
            <chart:data-point chart:style-name="G0S43P0"/>
            <chart:data-point chart:style-name="G0S43P1"/>
          </chart:series>
          <chart:series chart:label-cell-address="Eredmeny_kocka.$A$46" chart:values-cell-range-address="Eredmeny_kocka.$B$46:.$C$46" chart:attached-axis="primary-y" chart:style-name="G0S44">
            <chart:data-point chart:style-name="G0S44P0"/>
            <chart:data-point chart:style-name="G0S44P1"/>
          </chart:series>
          <chart:series chart:label-cell-address="Eredmeny_kocka.$A$47" chart:values-cell-range-address="Eredmeny_kocka.$B$47:.$C$47" chart:attached-axis="primary-y" chart:style-name="G0S45">
            <chart:data-point chart:style-name="G0S45P0"/>
            <chart:data-point chart:style-name="G0S45P1"/>
          </chart:series>
          <chart:series chart:label-cell-address="Eredmeny_kocka.$A$48" chart:values-cell-range-address="Eredmeny_kocka.$B$48:.$C$48" chart:attached-axis="primary-y" chart:style-name="G0S46">
            <chart:data-point chart:style-name="G0S46P0"/>
            <chart:data-point chart:style-name="G0S46P1"/>
          </chart:series>
          <chart:series chart:label-cell-address="Eredmeny_kocka.$A$49" chart:values-cell-range-address="Eredmeny_kocka.$B$49:.$C$49" chart:attached-axis="primary-y" chart:style-name="G0S47">
            <chart:data-point chart:style-name="G0S47P0"/>
            <chart:data-point chart:style-name="G0S47P1"/>
          </chart:series>
          <chart:series chart:label-cell-address="Eredmeny_kocka.$A$50" chart:values-cell-range-address="Eredmeny_kocka.$B$50:.$C$50" chart:attached-axis="primary-y" chart:style-name="G0S48">
            <chart:data-point chart:style-name="G0S48P0"/>
            <chart:data-point chart:style-name="G0S48P1"/>
          </chart:series>
          <chart:series chart:label-cell-address="Eredmeny_kocka.$A$51" chart:values-cell-range-address="Eredmeny_kocka.$B$51:.$C$51" chart:attached-axis="primary-y" chart:style-name="G0S49">
            <chart:data-point chart:style-name="G0S49P0"/>
            <chart:data-point chart:style-name="G0S49P1"/>
          </chart:series>
          <chart:series chart:label-cell-address="Eredmeny_kocka.$A$52" chart:values-cell-range-address="Eredmeny_kocka.$B$52:.$C$52" chart:attached-axis="primary-y" chart:style-name="G0S50">
            <chart:data-point chart:style-name="G0S50P0"/>
            <chart:data-point chart:style-name="G0S50P1"/>
          </chart:series>
          <chart:series chart:label-cell-address="Eredmeny_kocka.$A$53" chart:values-cell-range-address="Eredmeny_kocka.$B$53:.$C$53" chart:attached-axis="primary-y" chart:style-name="G0S51">
            <chart:data-point chart:style-name="G0S51P0"/>
            <chart:data-point chart:style-name="G0S51P1"/>
          </chart:series>
          <chart:series chart:label-cell-address="Eredmeny_kocka.$A$54" chart:values-cell-range-address="Eredmeny_kocka.$B$54:.$C$54" chart:attached-axis="primary-y" chart:style-name="G0S52">
            <chart:data-point chart:style-name="G0S52P0"/>
            <chart:data-point chart:style-name="G0S52P1"/>
          </chart:series>
          <chart:series chart:label-cell-address="Eredmeny_kocka.$A$55" chart:values-cell-range-address="Eredmeny_kocka.$B$55:.$C$55" chart:attached-axis="primary-y" chart:style-name="G0S53">
            <chart:data-point chart:style-name="G0S53P0"/>
            <chart:data-point chart:style-name="G0S53P1"/>
          </chart:series>
          <chart:series chart:label-cell-address="Eredmeny_kocka.$A$56" chart:values-cell-range-address="Eredmeny_kocka.$B$56:.$C$56" chart:attached-axis="primary-y" chart:style-name="G0S54">
            <chart:data-point chart:style-name="G0S54P0"/>
            <chart:data-point chart:style-name="G0S54P1"/>
          </chart:series>
          <chart:series chart:label-cell-address="Eredmeny_kocka.$A$57" chart:values-cell-range-address="Eredmeny_kocka.$B$57:.$C$57" chart:attached-axis="primary-y" chart:style-name="G0S55">
            <chart:data-point chart:style-name="G0S55P0"/>
            <chart:data-point chart:style-name="G0S55P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6">
      <number:number number:decimal-places="1" number:min-integer-digits="1"/>
      <number:text>%</number:text>
    </number:percentage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Hibás<text:s text:c="1"/>kocka szám felismeré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Hibák száma</text:p>
            </chart:title>
            <chart:categories table:cell-range-address="Eredmeny_kocka.$F$61:.$F$67"/>
          </chart:axis>
          <chart:axis chart:dimension="y" chart:name="primary-y" chart:style-name="Axs1">
            <chart:title chart:style-name="AT01">
              <text:p text:style-name="a2" text:class-names="" text:cond-style-name="">Százalékosan</text:p>
            </chart:title>
            <chart:grid chart:class="major" chart:style-name="GMa1"/>
          </chart:axis>
          <chart:series chart:values-cell-range-address="Eredmeny_kocka.$G$61:.$G$67" chart:class="chart:line" chart:attached-axis="primary-y" chart:style-name="G0S0">
            <chart:data-label chart:style-name="DL00"/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